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FreightText Pro2" svg:font-family="'FreightText Pro'" style:font-pitch="variable"/>
    <style:font-face style:name="FreightText Pro1" svg:font-family="'FreightText Pro'" style:font-adornments="Bold" style:font-pitch="variable"/>
    <style:font-face style:name="FreightText Pro" svg:font-family="'FreightText Pro'" style:font-adornments="Book" style:font-pitch="variable"/>
    <style:font-face style:name="Myriad Pro1" svg:font-family="'Myriad Pro'" style:font-pitch="variable"/>
    <style:font-face style:name="Myriad Pro" svg:font-family="'Myriad Pro'" style:font-adornments="Regular"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824cm" fo:margin-left="0cm" table:align="left" style:writing-mode="lr-tb"/>
    </style:style>
    <style:style style:name="Table1.A" style:family="table-column">
      <style:table-column-properties style:column-width="3.302cm"/>
    </style:style>
    <style:style style:name="Table1.B" style:family="table-column">
      <style:table-column-properties style:column-width="4.468cm"/>
    </style:style>
    <style:style style:name="Table1.C" style:family="table-column">
      <style:table-column-properties style:column-width="4.071cm"/>
    </style:style>
    <style:style style:name="Table1.D" style:family="table-column">
      <style:table-column-properties style:column-width="4.98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824cm" fo:margin-left="0cm" table:align="left" style:writing-mode="lr-tb"/>
    </style:style>
    <style:style style:name="Table2.A" style:family="table-column">
      <style:table-column-properties style:column-width="5.711cm"/>
    </style:style>
    <style:style style:name="Table2.B" style:family="table-column">
      <style:table-column-properties style:column-width="4.928cm"/>
    </style:style>
    <style:style style:name="Table2.C" style:family="table-column">
      <style:table-column-properties style:column-width="6.184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6.348cm" fo:break-before="auto" fo:break-after="auto" table:align="right" fo:keep-with-next="auto" style:may-break-between-rows="true" style:writing-mode="lr-tb" table:border-model="collapsing"/>
    </style:style>
    <style:style style:name="Table3.A" style:family="table-column">
      <style:table-column-properties style:column-width="6.502cm"/>
    </style:style>
    <style:style style:name="Table3.B" style:family="table-column">
      <style:table-column-properties style:column-width="4.912cm"/>
    </style:style>
    <style:style style:name="Table3.C" style:family="table-column">
      <style:table-column-properties style:column-width="4.934cm"/>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officeooo:paragraph-rsid="0096021f"/>
    </style:style>
    <style:style style:name="P2" style:family="paragraph" style:parent-style-name="Standard">
      <style:text-properties fo:language="en" fo:country="CA"/>
    </style:style>
    <style:style style:name="P3" style:family="paragraph" style:parent-style-name="Standard">
      <style:text-properties fo:language="en" fo:country="CA" officeooo:paragraph-rsid="000a75e9"/>
    </style:style>
    <style:style style:name="P4" style:family="paragraph" style:parent-style-name="Standard">
      <style:text-properties fo:language="en" fo:country="CA" officeooo:paragraph-rsid="00320c55"/>
    </style:style>
    <style:style style:name="P5" style:family="paragraph" style:parent-style-name="Standard">
      <style:text-properties fo:language="en" fo:country="CA" officeooo:paragraph-rsid="002f9c74"/>
    </style:style>
    <style:style style:name="P6" style:family="paragraph" style:parent-style-name="Standard">
      <style:text-properties fo:language="en" fo:country="CA" officeooo:paragraph-rsid="0037ff50"/>
    </style:style>
    <style:style style:name="P7" style:family="paragraph" style:parent-style-name="Standard">
      <style:text-properties fo:language="en" fo:country="CA" officeooo:paragraph-rsid="0039638c"/>
    </style:style>
    <style:style style:name="P8" style:family="paragraph" style:parent-style-name="Standard">
      <style:text-properties fo:language="en" fo:country="CA" fo:font-weight="bold" officeooo:paragraph-rsid="000a75e9" style:font-weight-asian="bold" style:font-weight-complex="bold"/>
    </style:style>
    <style:style style:name="P9" style:family="paragraph" style:parent-style-name="Standard">
      <style:text-properties fo:language="en" fo:country="CA" fo:font-weight="bold" officeooo:rsid="00b18dd2" officeooo:paragraph-rsid="00b18dd2" style:font-weight-asian="bold" style:font-weight-complex="bold"/>
    </style:style>
    <style:style style:name="P10" style:family="paragraph" style:parent-style-name="Standard">
      <style:paragraph-properties fo:text-align="center" style:justify-single-word="false"/>
      <style:text-properties fo:language="en" fo:country="CA" fo:font-weight="bold" officeooo:rsid="00b578bf" officeooo:paragraph-rsid="00b578bf" style:font-weight-asian="bold" style:font-weight-complex="bold"/>
    </style:style>
    <style:style style:name="P11" style:family="paragraph" style:parent-style-name="Standard">
      <style:text-properties fo:language="en" fo:country="CA" officeooo:paragraph-rsid="009522c0"/>
    </style:style>
    <style:style style:name="P12" style:family="paragraph" style:parent-style-name="Standard">
      <style:text-properties fo:language="en" fo:country="CA" officeooo:paragraph-rsid="009b79a3"/>
    </style:style>
    <style:style style:name="P13" style:family="paragraph" style:parent-style-name="Standard">
      <style:text-properties fo:language="en" fo:country="CA" officeooo:paragraph-rsid="00a68936"/>
    </style:style>
    <style:style style:name="P14" style:family="paragraph" style:parent-style-name="Standard">
      <style:text-properties fo:language="en" fo:country="CA" officeooo:rsid="00adee23" officeooo:paragraph-rsid="00adee23"/>
    </style:style>
    <style:style style:name="P15" style:family="paragraph" style:parent-style-name="Standard">
      <style:text-properties fo:language="en" fo:country="CA" officeooo:rsid="00a4783a" officeooo:paragraph-rsid="00b18dd2"/>
    </style:style>
    <style:style style:name="P16" style:family="paragraph" style:parent-style-name="Standard">
      <style:text-properties fo:language="en" fo:country="CA" officeooo:rsid="00a300d7" officeooo:paragraph-rsid="00b49cb7"/>
    </style:style>
    <style:style style:name="P17" style:family="paragraph" style:parent-style-name="Standard">
      <style:text-properties fo:language="en" fo:country="CA" officeooo:rsid="00b54bf5" officeooo:paragraph-rsid="00b54bf5"/>
    </style:style>
    <style:style style:name="P18" style:family="paragraph" style:parent-style-name="Standard">
      <style:text-properties fo:language="en" fo:country="CA" officeooo:paragraph-rsid="00c32ac0"/>
    </style:style>
    <style:style style:name="P19" style:family="paragraph" style:parent-style-name="Standard">
      <style:text-properties officeooo:paragraph-rsid="00320c55"/>
    </style:style>
    <style:style style:name="P20" style:family="paragraph" style:parent-style-name="Standard">
      <style:text-properties officeooo:paragraph-rsid="00986cfb"/>
    </style:style>
    <style:style style:name="P21" style:family="paragraph" style:parent-style-name="Standard">
      <style:paragraph-properties fo:margin-left="0.635cm" fo:margin-right="0cm" fo:text-indent="0cm" style:auto-text-indent="false"/>
      <style:text-properties fo:language="en" fo:country="CA"/>
    </style:style>
    <style:style style:name="P22" style:family="paragraph" style:parent-style-name="Heading_20_1">
      <style:text-properties fo:language="en" fo:country="CA"/>
    </style:style>
    <style:style style:name="P23" style:family="paragraph" style:parent-style-name="Heading_20_1">
      <style:text-properties fo:language="en" fo:country="CA" officeooo:rsid="001c6615" officeooo:paragraph-rsid="001c6615"/>
    </style:style>
    <style:style style:name="P24" style:family="paragraph" style:parent-style-name="Heading_20_1">
      <style:text-properties fo:language="en" fo:country="CA" officeooo:rsid="0047f0b6" officeooo:paragraph-rsid="0047f0b6"/>
    </style:style>
    <style:style style:name="P25" style:family="paragraph" style:parent-style-name="Heading_20_1">
      <style:text-properties fo:language="en" fo:country="CA" officeooo:paragraph-rsid="001c6615"/>
    </style:style>
    <style:style style:name="P26" style:family="paragraph" style:parent-style-name="List_20_Paragraph">
      <loext:graphic-properties draw:fill="none"/>
      <style:paragraph-properties fo:margin-left="0cm" fo:margin-right="0cm" fo:margin-top="0cm" fo:margin-bottom="0.282cm" loext:contextual-spacing="true" fo:line-height="108%" fo:text-align="justify" style:justify-single-word="false" fo:orphans="2" fo:widows="2" fo:text-indent="0cm" style:auto-text-indent="false" fo:background-color="transparent" style:writing-mode="lr-tb"/>
      <style:text-properties fo:language="en" fo:country="CA"/>
    </style:style>
    <style:style style:name="P27" style:family="paragraph" style:parent-style-name="List_20_Paragraph">
      <loext:graphic-properties draw:fill="none"/>
      <style:paragraph-properties fo:margin-left="0cm" fo:margin-right="0cm" fo:margin-top="0cm" fo:margin-bottom="0.282cm" loext:contextual-spacing="true" fo:line-height="108%" fo:text-align="justify" style:justify-single-word="false" fo:orphans="2" fo:widows="2" fo:text-indent="0cm" style:auto-text-indent="false" fo:background-color="transparent" style:writing-mode="lr-tb"/>
      <style:text-properties fo:language="en" fo:country="CA" officeooo:rsid="00200e15" officeooo:paragraph-rsid="00200e15"/>
    </style:style>
    <style:style style:name="P28" style:family="paragraph" style:parent-style-name="Heading_20_2">
      <style:paragraph-properties fo:margin-left="0cm" fo:margin-right="0cm" fo:margin-top="0.711cm" fo:margin-bottom="0.254cm" loext:contextual-spacing="false" fo:line-height="130%" fo:orphans="0" fo:widows="0" fo:hyphenation-ladder-count="no-limit" fo:text-indent="0cm" style:auto-text-indent="false" fo:keep-with-next="always" style:vertical-align="baseline" style:writing-mode="lr-tb">
        <style:tab-stops>
          <style:tab-stop style:position="0cm"/>
        </style:tab-stops>
      </style:paragraph-properties>
      <style:text-properties style:font-name="FreightText Pro1" fo:font-size="14pt" fo:language="en" fo:country="CA" style:letter-kerning="true" style:font-name-asian="SimSun" style:font-size-asian="14pt" style:language-asian="hi" style:country-asian="IN" style:font-name-complex="Mangal" style:font-size-complex="14pt" style:language-complex="hi" style:country-complex="IN" fo:hyphenate="false" fo:hyphenation-remain-char-count="2" fo:hyphenation-push-char-count="2"/>
    </style:style>
    <style:style style:name="P29" style:family="paragraph" style:parent-style-name="List_20_Paragraph">
      <style:text-properties fo:language="en" fo:country="CA"/>
    </style:style>
    <style:style style:name="P30" style:family="paragraph" style:parent-style-name="List_20_Paragraph">
      <style:text-properties fo:language="en" fo:country="CA" officeooo:rsid="00218e25" officeooo:paragraph-rsid="00218e25"/>
    </style:style>
    <style:style style:name="P31" style:family="paragraph" style:parent-style-name="List_20_Paragraph">
      <style:text-properties fo:language="en" fo:country="CA" officeooo:rsid="00218e25" officeooo:paragraph-rsid="007404b0"/>
    </style:style>
    <style:style style:name="P32" style:family="paragraph" style:parent-style-name="List_20_Paragraph">
      <style:text-properties fo:language="en" fo:country="CA" officeooo:rsid="00218e25" officeooo:paragraph-rsid="009f91df"/>
    </style:style>
    <style:style style:name="P33" style:family="paragraph" style:parent-style-name="List_20_Paragraph">
      <style:text-properties fo:language="en" fo:country="CA" officeooo:paragraph-rsid="00198288"/>
    </style:style>
    <style:style style:name="P34" style:family="paragraph" style:parent-style-name="List_20_Paragraph">
      <style:paragraph-properties fo:text-align="center" style:justify-single-word="false"/>
      <style:text-properties fo:language="en" fo:country="CA" officeooo:paragraph-rsid="00198288"/>
    </style:style>
    <style:style style:name="P35" style:family="paragraph" style:parent-style-name="List_20_Paragraph">
      <style:paragraph-properties fo:text-align="center" style:justify-single-word="false"/>
      <style:text-properties fo:language="en" fo:country="CA" officeooo:paragraph-rsid="0039638c"/>
    </style:style>
    <style:style style:name="P36" style:family="paragraph" style:parent-style-name="List_20_Paragraph">
      <style:text-properties fo:language="en" fo:country="CA" officeooo:paragraph-rsid="00218e25"/>
    </style:style>
    <style:style style:name="P37" style:family="paragraph" style:parent-style-name="List_20_Paragraph">
      <style:text-properties fo:language="en" fo:country="CA" officeooo:paragraph-rsid="007404b0"/>
    </style:style>
    <style:style style:name="P38" style:family="paragraph" style:parent-style-name="List_20_Paragraph">
      <style:text-properties fo:language="en" fo:country="CA" officeooo:rsid="00830b57" officeooo:paragraph-rsid="00830b57"/>
    </style:style>
    <style:style style:name="P39" style:family="paragraph" style:parent-style-name="List_20_Paragraph">
      <style:text-properties fo:color="#000000" style:font-name="FreightText Pro2" fo:font-size="12pt" fo:language="en" fo:country="CA" officeooo:rsid="00794d97" officeooo:paragraph-rsid="00794d97" style:font-size-asian="12pt" style:font-name-complex="Arial" style:font-size-complex="12pt"/>
    </style:style>
    <style:style style:name="P40"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color="#000000" fo:language="en" fo:country="CA" officeooo:paragraph-rsid="001297a2"/>
    </style:style>
    <style:style style:name="P41"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color="#000000" fo:language="en" fo:country="CA" officeooo:rsid="0033c84b" officeooo:paragraph-rsid="0033c84b"/>
    </style:style>
    <style:style style:name="P42"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style:style>
    <style:style style:name="P43"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paragraph-rsid="001116c1"/>
    </style:style>
    <style:style style:name="P44"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paragraph-rsid="001297a2"/>
    </style:style>
    <style:style style:name="P45"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ab-stops>
          <style:tab-stop style:position="1.404cm"/>
        </style:tab-stops>
      </style:paragraph-properties>
      <style:text-properties fo:language="en" fo:country="CA" officeooo:paragraph-rsid="002e0c08"/>
    </style:style>
    <style:style style:name="P46"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paragraph-rsid="00131793"/>
    </style:style>
    <style:style style:name="P47"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paragraph-rsid="00172469"/>
    </style:style>
    <style:style style:name="P48"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paragraph-rsid="00522879"/>
    </style:style>
    <style:style style:name="P49"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paragraph-rsid="0057dfd9"/>
    </style:style>
    <style:style style:name="P50"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paragraph-rsid="00320c55"/>
    </style:style>
    <style:style style:name="P51"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rsid="001116c1" officeooo:paragraph-rsid="001116c1"/>
    </style:style>
    <style:style style:name="P52"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rsid="001116c1" officeooo:paragraph-rsid="001297a2"/>
    </style:style>
    <style:style style:name="P53"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rsid="001116c1" officeooo:paragraph-rsid="00131793"/>
    </style:style>
    <style:style style:name="P54"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rsid="001116c1" officeooo:paragraph-rsid="0057dfd9"/>
    </style:style>
    <style:style style:name="P55"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rsid="001116c1" officeooo:paragraph-rsid="008f6f99"/>
    </style:style>
    <style:style style:name="P56" style:family="paragraph" style:parent-style-name="List_20_Paragraph">
      <loext:graphic-properties draw:fill="none"/>
      <style:paragraph-properties fo:margin-left="0.635cm" fo:margin-right="0cm" fo:margin-top="0cm" fo:margin-bottom="0.282cm" loext:contextual-spacing="true" fo:line-height="108%" fo:text-align="start" style:justify-single-word="false" fo:orphans="2" fo:widows="2" fo:text-indent="-0.635cm" style:auto-text-indent="false" fo:background-color="transparent" style:writing-mode="lr-tb"/>
      <style:text-properties fo:language="en" fo:country="CA" officeooo:rsid="001116c1" officeooo:paragraph-rsid="0033c84b"/>
    </style:style>
    <style:style style:name="P57" style:family="paragraph" style:parent-style-name="List_20_Paragraph">
      <loext:graphic-properties draw:fill="none"/>
      <style:paragraph-properties fo:margin-left="0.635cm" fo:margin-right="0cm" fo:margin-top="0cm" fo:margin-bottom="0.282cm" loext:contextual-spacing="true" fo:line-height="108%" fo:text-align="start" style:justify-single-word="false" fo:orphans="2" fo:widows="2" fo:text-indent="-0.635cm" style:auto-text-indent="false" fo:background-color="transparent" style:writing-mode="lr-tb"/>
      <style:text-properties fo:language="en" fo:country="CA" officeooo:rsid="0033c84b" officeooo:paragraph-rsid="0033c84b"/>
    </style:style>
    <style:style style:name="P58"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fo:font-weight="normal" officeooo:rsid="0045e89c" officeooo:paragraph-rsid="0045e89c" style:font-weight-asian="normal" style:font-size-complex="11pt" style:font-weight-complex="normal"/>
    </style:style>
    <style:style style:name="P59"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fo:font-weight="normal" officeooo:rsid="0045e89c" officeooo:paragraph-rsid="00635a4e" style:font-weight-asian="normal" style:font-size-complex="11pt" style:font-weight-complex="normal"/>
    </style:style>
    <style:style style:name="P60"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fo:font-weight="normal" officeooo:rsid="004172f7" officeooo:paragraph-rsid="004172f7" style:font-weight-asian="normal" style:font-size-complex="11pt" style:font-weight-complex="normal"/>
    </style:style>
    <style:style style:name="P61"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fo:font-weight="normal" officeooo:rsid="004172f7" officeooo:paragraph-rsid="006ecbc2" style:font-weight-asian="normal" style:font-size-complex="11pt" style:font-weight-complex="normal"/>
    </style:style>
    <style:style style:name="P62"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fo:font-weight="normal" officeooo:rsid="004172f7" officeooo:paragraph-rsid="00acd124" style:font-weight-asian="normal" style:font-size-complex="11pt" style:font-weight-complex="normal"/>
    </style:style>
    <style:style style:name="P63"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fo:font-weight="normal" officeooo:paragraph-rsid="0065fcdf" style:font-weight-asian="normal" style:font-size-complex="11pt" style:font-weight-complex="normal"/>
    </style:style>
    <style:style style:name="P64"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fo:font-weight="normal" officeooo:rsid="001116c1" officeooo:paragraph-rsid="00320c55" style:font-weight-asian="normal" style:font-size-complex="11pt" style:font-weight-complex="normal"/>
    </style:style>
    <style:style style:name="P65"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paragraph-rsid="00172469" style:font-size-complex="11pt"/>
    </style:style>
    <style:style style:name="P66"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rsid="0045e89c" officeooo:paragraph-rsid="0045e89c"/>
    </style:style>
    <style:style style:name="P67"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ab-stops>
          <style:tab-stop style:position="1.404cm"/>
        </style:tab-stops>
      </style:paragraph-properties>
      <style:text-properties fo:language="en" fo:country="CA" officeooo:rsid="002e0c08" officeooo:paragraph-rsid="002e0c08"/>
    </style:style>
    <style:style style:name="P68"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rsid="00534611" officeooo:paragraph-rsid="00534611"/>
    </style:style>
    <style:style style:name="P69"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rsid="008f6f99" officeooo:paragraph-rsid="008f6f99"/>
    </style:style>
    <style:style style:name="P70"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a1708" officeooo:paragraph-rsid="004a1708"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a1708" officeooo:paragraph-rsid="0057dfd9"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e2ea7" officeooo:paragraph-rsid="004e2ea7"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57dfd9" officeooo:paragraph-rsid="0057dfd9"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1708" officeooo:paragraph-rsid="004a170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a1708" officeooo:paragraph-rsid="0057dfd9"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13b1" officeooo:paragraph-rsid="005513b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dfd9" officeooo:paragraph-rsid="0057dfd9"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dfd9" officeooo:paragraph-rsid="0057dfd9"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e14b" officeooo:paragraph-rsid="004be14b"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13d0a" officeooo:paragraph-rsid="00513d0a"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e9945" officeooo:paragraph-rsid="008e9945"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e9945" officeooo:paragraph-rsid="008e9945"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105d0" officeooo:paragraph-rsid="009105d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105d0" officeooo:paragraph-rsid="009105d0"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ad90" officeooo:paragraph-rsid="009aad90"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7d759" officeooo:paragraph-rsid="00a7d75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a7d759" officeooo:paragraph-rsid="00a7d759"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a7d759" officeooo:paragraph-rsid="00a7d759"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ext_20_body">
      <style:text-properties fo:language="en" fo:country="CA" officeooo:paragraph-rsid="00726d23"/>
    </style:style>
    <style:style style:name="P90" style:family="paragraph" style:parent-style-name="Text_20_body">
      <style:text-properties fo:color="#000000" style:font-name="FreightText Pro2" fo:font-size="12pt" fo:language="en" fo:country="CA" officeooo:rsid="03a0e5be" officeooo:paragraph-rsid="007b162c" style:font-size-asian="12pt" style:font-name-complex="Arial" style:font-size-complex="12pt"/>
    </style:style>
    <style:style style:name="P91" style:family="paragraph" style:parent-style-name="Text_20_body">
      <style:text-properties fo:color="#000000" style:font-name="FreightText Pro2" fo:font-size="12pt" fo:language="en" fo:country="CA" officeooo:rsid="03a0e5be" officeooo:paragraph-rsid="00726d23" style:font-size-asian="12pt" style:font-name-complex="Arial" style:font-size-complex="12pt"/>
    </style:style>
    <style:style style:name="P92" style:family="paragraph" style:parent-style-name="Text_20_body">
      <style:text-properties fo:color="#000000" style:font-name="FreightText Pro2" fo:font-size="12pt" fo:language="en" fo:country="CA" officeooo:rsid="00726d23" officeooo:paragraph-rsid="00726d23" style:font-size-asian="12pt" style:font-name-complex="Arial" style:font-size-complex="12pt"/>
    </style:style>
    <style:style style:name="P93" style:family="paragraph" style:parent-style-name="Table_20_Contents">
      <style:paragraph-properties fo:margin-top="0cm" fo:margin-bottom="0.102cm" loext:contextual-spacing="false" fo:line-height="115%"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7d759" officeooo:paragraph-rsid="00a7d759"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margin-top="0cm" fo:margin-bottom="0.102cm" loext:contextual-spacing="false" fo:line-height="115%"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a7d759" officeooo:paragraph-rsid="00a7d759" fo:background-color="#fff200"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margin-top="0.305cm" fo:margin-bottom="0.279cm"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ac277" officeooo:paragraph-rsid="00aac27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margin-top="0.305cm" fo:margin-bottom="0.279cm" loext:contextual-spacing="false"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Footnote">
      <style:text-properties officeooo:paragraph-rsid="00c29237"/>
    </style:style>
    <style:style style:name="P98" style:family="paragraph" style:parent-style-name="Footnote">
      <style:text-properties fo:font-variant="normal" fo:text-transform="none" style:text-position="0% 100%" fo:font-style="normal" style:text-underline-style="none" fo:font-weight="normal"/>
    </style:style>
    <style:style style:name="P99" style:family="paragraph" style:parent-style-name="Standard">
      <style:text-properties fo:language="en" fo:country="CA"/>
    </style:style>
    <style:style style:name="P100" style:family="paragraph" style:parent-style-name="Standard">
      <style:text-properties fo:language="en" fo:country="CA" officeooo:rsid="00adee23"/>
    </style:style>
    <style:style style:name="P101" style:family="paragraph" style:parent-style-name="Standard">
      <style:text-properties fo:language="en" fo:country="CA" officeooo:rsid="00cc4df9" officeooo:paragraph-rsid="00cc4df9" fo:background-color="transparent"/>
    </style:style>
    <style:style style:name="P102" style:family="paragraph" style:parent-style-name="Heading_20_1" style:master-page-name="Standard">
      <style:paragraph-properties style:page-number="auto"/>
      <style:text-properties fo:language="en" fo:country="CA"/>
    </style:style>
    <style:style style:name="P103" style:family="paragraph" style:parent-style-name="List_20_Paragraph" style:list-style-name="WWNum1"/>
    <style:style style:name="P104" style:family="paragraph" style:parent-style-name="List_20_Paragraph" style:list-style-name="WWNum1">
      <style:text-properties officeooo:paragraph-rsid="00b59790"/>
    </style:style>
    <style:style style:name="P105" style:family="paragraph" style:parent-style-name="List_20_Paragraph" style:list-style-name="WWNum1">
      <style:text-properties officeooo:rsid="00b773d0" officeooo:paragraph-rsid="00b773d0"/>
    </style:style>
    <style:style style:name="P106" style:family="paragraph" style:parent-style-name="List_20_Paragraph" style:list-style-name="WWNum2"/>
    <style:style style:name="P107" style:family="paragraph" style:parent-style-name="List_20_Paragraph" style:list-style-name="WWNum3"/>
    <style:style style:name="P108" style:family="paragraph" style:parent-style-name="List_20_Paragraph" style:list-style-name="WWNum3">
      <style:text-properties officeooo:paragraph-rsid="009105d0"/>
    </style:style>
    <style:style style:name="P109" style:family="paragraph" style:parent-style-name="List_20_Paragraph" style:list-style-name="WWNum7"/>
    <style:style style:name="P110" style:family="paragraph" style:parent-style-name="List_20_Paragraph" style:list-style-name="WWNum7">
      <style:text-properties officeooo:paragraph-rsid="00acd124"/>
    </style:style>
    <style:style style:name="P111" style:family="paragraph" style:parent-style-name="List_20_Paragraph" style:list-style-name="WWNum5">
      <style:text-properties fo:language="en" fo:country="CA" officeooo:rsid="006f3263" officeooo:paragraph-rsid="006f3263"/>
    </style:style>
    <style:style style:name="P112" style:family="paragraph" style:parent-style-name="List_20_Paragraph" style:list-style-name="WWNum5">
      <style:text-properties fo:language="en" fo:country="CA" officeooo:rsid="007404b0" officeooo:paragraph-rsid="007404b0"/>
    </style:style>
    <style:style style:name="P113" style:family="paragraph" style:parent-style-name="List_20_Paragraph" style:list-style-name="WWNum5">
      <style:text-properties fo:language="en" fo:country="CA" officeooo:paragraph-rsid="007404b0"/>
    </style:style>
    <style:style style:name="P114" style:family="paragraph" style:parent-style-name="List_20_Paragraph" style:list-style-name="WWNum5">
      <style:text-properties fo:language="en" fo:country="CA" officeooo:rsid="0074d42b" officeooo:paragraph-rsid="007404b0"/>
    </style:style>
    <style:style style:name="P115" style:family="paragraph" style:parent-style-name="List_20_Paragraph" style:list-style-name="WWNum7">
      <style:text-properties fo:language="en" fo:country="CA"/>
    </style:style>
    <style:style style:name="P116" style:family="paragraph" style:parent-style-name="List_20_Paragraph" style:list-style-name="WWNum5">
      <style:text-properties fo:color="#000000" style:font-name="FreightText Pro2" fo:font-size="12pt" fo:language="en" fo:country="CA" officeooo:rsid="00794d97" officeooo:paragraph-rsid="00c91f8b" style:font-size-asian="12pt" style:font-name-complex="Arial" style:font-size-complex="12pt"/>
    </style:style>
    <style:style style:name="P117" style:family="paragraph" style:parent-style-name="List_20_Paragraph" style:list-style-name="WWNum5">
      <style:text-properties fo:color="#000000" style:font-name="FreightText Pro2" fo:font-size="12pt" fo:language="en" fo:country="CA" officeooo:rsid="0074d42b" officeooo:paragraph-rsid="00794d97" style:font-size-asian="12pt" style:font-name-complex="Arial" style:font-size-complex="12pt"/>
    </style:style>
    <style:style style:name="P118" style:family="paragraph" style:parent-style-name="List_20_Paragraph" style:list-style-name="L1">
      <style:text-properties officeooo:paragraph-rsid="00198288"/>
    </style:style>
    <style:style style:name="P119" style:family="paragraph" style:parent-style-name="List_20_Paragraph" style:list-style-name="WWNum6"/>
    <style:style style:name="P120" style:family="paragraph" style:parent-style-name="List_20_Paragraph" style:list-style-name="WWNum6">
      <style:text-properties officeooo:paragraph-rsid="00a68936"/>
    </style:style>
    <style:style style:name="P121" style:family="paragraph" style:parent-style-name="List_20_Paragraph" style:list-style-name="WWNum1">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style>
    <style:style style:name="P122" style:family="paragraph" style:parent-style-name="List_20_Paragraph" style:list-style-name="WWNum2">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color="#000000" fo:language="en" fo:country="CA" officeooo:paragraph-rsid="0033c84b"/>
    </style:style>
    <style:style style:name="P123" style:family="paragraph" style:parent-style-name="List_20_Paragraph" style:list-style-name="WWNum2">
      <loext:graphic-properties draw:fill="none"/>
      <style:paragraph-properties fo:margin-left="0.635cm" fo:margin-right="0cm" fo:margin-top="0cm" fo:margin-bottom="0.282cm" loext:contextual-spacing="true" fo:line-height="108%" fo:text-align="start" style:justify-single-word="false" fo:orphans="2" fo:widows="2" fo:text-indent="-0.635cm" style:auto-text-indent="false" fo:background-color="transparent" style:writing-mode="lr-tb"/>
      <style:text-properties fo:language="en" fo:country="CA" officeooo:paragraph-rsid="0033c84b"/>
    </style:style>
    <style:style style:name="P124"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paragraph-rsid="001297a2"/>
    </style:style>
    <style:style style:name="P125" style:family="paragraph" style:parent-style-name="List_20_Paragraph" style:list-style-name="WWNum3">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rsid="008f6f99" officeooo:paragraph-rsid="008f6f99"/>
    </style:style>
    <style:style style:name="P126" style:family="paragraph" style:parent-style-name="List_20_Paragraph" style:list-style-name="WWNum7">
      <loext:graphic-properties draw:fill="none"/>
      <style:paragraph-properties fo:margin-left="0.635cm" fo:margin-right="0cm" fo:margin-top="0cm" fo:margin-bottom="0.282cm" loext:contextual-spacing="true" fo:line-height="108%" fo:text-align="start" style:justify-single-word="false" fo:orphans="2" fo:widows="2" fo:text-indent="-0.635cm" style:auto-text-indent="false" fo:background-color="transparent" style:writing-mode="lr-tb"/>
      <style:text-properties fo:language="en" fo:country="CA" officeooo:rsid="00364c90" officeooo:paragraph-rsid="00364c90" style:font-size-complex="11pt"/>
    </style:style>
    <style:style style:name="P127" style:family="paragraph" style:parent-style-name="List_20_Paragraph">
      <loext:graphic-properties draw:fill="none"/>
      <style:paragraph-properties fo:margin-left="0.635cm" fo:margin-right="0cm" fo:margin-top="0cm" fo:margin-bottom="0.282cm" loext:contextual-spacing="true" fo:line-height="108%" fo:text-align="justify" style:justify-single-word="false" fo:orphans="2" fo:widows="2" fo:text-indent="-0.635cm" style:auto-text-indent="false" fo:background-color="transparent" style:writing-mode="lr-tb"/>
      <style:text-properties fo:language="en" fo:country="CA" officeooo:rsid="00c50e48" officeooo:paragraph-rsid="00c50e48"/>
    </style:style>
    <style:style style:name="P128" style:family="paragraph" style:parent-style-name="List_20_Paragraph" style:list-style-name="WWNum7">
      <loext:graphic-properties draw:fill="none"/>
      <style:paragraph-properties fo:margin-left="0cm" fo:margin-right="0cm" fo:margin-top="0cm" fo:margin-bottom="0.282cm" loext:contextual-spacing="true" fo:line-height="108%" fo:text-align="justify" style:justify-single-word="false" fo:orphans="2" fo:widows="2" fo:text-indent="0cm" style:auto-text-indent="false" fo:background-color="transparent" style:writing-mode="lr-tb"/>
      <style:text-properties fo:language="en" fo:country="CA" fo:font-weight="normal" officeooo:rsid="001116c1" officeooo:paragraph-rsid="0065fcdf" style:font-weight-asian="normal" style:font-size-complex="11pt" style:font-weight-complex="normal"/>
    </style:style>
    <style:style style:name="P129" style:family="paragraph" style:parent-style-name="List_20_Paragraph" style:list-style-name="WWNum7">
      <loext:graphic-properties draw:fill="none"/>
      <style:paragraph-properties fo:margin-left="0cm" fo:margin-right="0cm" fo:margin-top="0cm" fo:margin-bottom="0.282cm" loext:contextual-spacing="true" fo:line-height="108%" fo:text-align="justify" style:justify-single-word="false" fo:orphans="2" fo:widows="2" fo:text-indent="0cm" style:auto-text-indent="false" fo:background-color="transparent" style:writing-mode="lr-tb"/>
      <style:text-properties fo:language="en" fo:country="CA" fo:font-weight="normal" officeooo:rsid="001116c1" officeooo:paragraph-rsid="005fd52d" style:font-weight-asian="normal" style:font-size-complex="11pt" style:font-weight-complex="normal"/>
    </style:style>
    <style:style style:name="P130" style:family="paragraph" style:parent-style-name="List_20_Paragraph" style:list-style-name="WWNum7">
      <loext:graphic-properties draw:fill="none"/>
      <style:paragraph-properties fo:margin-left="0cm" fo:margin-right="0cm" fo:margin-top="0cm" fo:margin-bottom="0.282cm" loext:contextual-spacing="true" fo:line-height="108%" fo:text-align="justify" style:justify-single-word="false" fo:orphans="2" fo:widows="2" fo:text-indent="0cm" style:auto-text-indent="false" fo:background-color="transparent" style:writing-mode="lr-tb"/>
      <style:text-properties fo:language="en" fo:country="CA" fo:font-weight="normal" officeooo:rsid="001116c1" officeooo:paragraph-rsid="00acd124" style:font-weight-asian="normal" style:font-size-complex="11pt" style:font-weight-complex="normal"/>
    </style:style>
    <style:style style:name="P131" style:family="paragraph" style:parent-style-name="List_20_Paragraph" style:list-style-name="WWNum7">
      <loext:graphic-properties draw:fill="none"/>
      <style:paragraph-properties fo:margin-left="0cm" fo:margin-right="0cm" fo:margin-top="0cm" fo:margin-bottom="0.282cm" loext:contextual-spacing="true" fo:line-height="108%" fo:text-align="justify" style:justify-single-word="false" fo:orphans="2" fo:widows="2" fo:text-indent="0cm" style:auto-text-indent="false" fo:background-color="transparent" style:writing-mode="lr-tb"/>
      <style:text-properties fo:language="en" fo:country="CA" fo:font-weight="normal" officeooo:paragraph-rsid="0065fcdf" style:font-weight-asian="normal" style:font-size-complex="11pt" style:font-weight-complex="normal"/>
    </style:style>
    <style:style style:name="P1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7pt" style:font-size-asian="7pt" style:font-size-complex="7pt"/>
    </style:style>
    <style:style style:name="T2" style:family="text">
      <style:text-properties fo:font-size="7pt" officeooo:rsid="0096021f" style:font-size-asian="7pt" style:font-size-complex="7pt"/>
    </style:style>
    <style:style style:name="T3" style:family="text">
      <style:text-properties officeooo:rsid="0006d33f"/>
    </style:style>
    <style:style style:name="T4" style:family="text">
      <style:text-properties style:font-name="Myriad Pro1" fo:font-size="22pt" style:font-size-asian="22pt" style:font-size-complex="22pt"/>
    </style:style>
    <style:style style:name="T5" style:family="text">
      <style:text-properties style:font-name="Myriad Pro1" fo:font-size="22pt" fo:font-weight="normal" style:letter-kerning="true" style:font-name-asian="SimSun" style:font-size-asian="22pt" style:language-asian="hi" style:country-asian="IN" style:font-weight-asian="normal" style:font-name-complex="Mangal" style:font-size-complex="22pt" style:language-complex="hi" style:country-complex="IN" style:font-weight-complex="normal"/>
    </style:style>
    <style:style style:name="T6" style:family="text">
      <style:text-properties officeooo:rsid="0008264e"/>
    </style:style>
    <style:style style:name="T7" style:family="text">
      <style:text-properties fo:font-style="italic" style:font-style-asian="italic" style:font-style-complex="italic"/>
    </style:style>
    <style:style style:name="T8" style:family="text">
      <style:text-properties fo:font-style="italic" officeooo:rsid="000a75e9" style:font-style-asian="italic" style:font-style-complex="italic"/>
    </style:style>
    <style:style style:name="T9" style:family="text">
      <style:text-properties fo:font-style="italic" officeooo:rsid="0057dfd9" style:font-style-asian="italic" style:font-style-complex="italic"/>
    </style:style>
    <style:style style:name="T10" style:family="text">
      <style:text-properties fo:font-style="italic" officeooo:rsid="008d8034" style:font-style-asian="italic" style:font-style-complex="italic"/>
    </style:style>
    <style:style style:name="T11" style:family="text">
      <style:text-properties fo:font-style="italic" officeooo:rsid="00c638d0" style:font-style-asian="italic" style:font-style-complex="italic"/>
    </style:style>
    <style:style style:name="T12" style:family="text">
      <style:text-properties fo:font-style="italic" fo:font-weight="bold" officeooo:rsid="0039638c" style:font-style-asian="italic" style:font-weight-asian="bold" style:font-style-complex="italic" style:font-weight-complex="bold"/>
    </style:style>
    <style:style style:name="T13" style:family="text">
      <style:text-properties fo:font-style="italic" fo:font-weight="bold" officeooo:rsid="00ca68c2" style:font-style-asian="italic" style:font-weight-asian="bold" style:font-style-complex="italic" style:font-weight-complex="bold"/>
    </style:style>
    <style:style style:name="T14" style:family="text">
      <style:text-properties officeooo:rsid="0009fa8e"/>
    </style:style>
    <style:style style:name="T15" style:family="text">
      <style:text-properties officeooo:rsid="000a75e9"/>
    </style:style>
    <style:style style:name="T16" style:family="text">
      <style:text-properties officeooo:rsid="000dd57c"/>
    </style:style>
    <style:style style:name="T17" style:family="text">
      <style:text-properties officeooo:rsid="000fbc66"/>
    </style:style>
    <style:style style:name="T18" style:family="text">
      <style:text-properties officeooo:rsid="001116c1"/>
    </style:style>
    <style:style style:name="T19" style:family="text">
      <style:text-properties officeooo:rsid="001297a2"/>
    </style:style>
    <style:style style:name="T20" style:family="text">
      <style:text-properties officeooo:rsid="00131793"/>
    </style:style>
    <style:style style:name="T21" style:family="text">
      <style:text-properties officeooo:rsid="00172469"/>
    </style:style>
    <style:style style:name="T22" style:family="text">
      <style:text-properties officeooo:rsid="00193a54"/>
    </style:style>
    <style:style style:name="T23" style:family="text">
      <style:text-properties fo:font-style="normal" officeooo:rsid="0057dfd9" style:font-style-asian="normal" style:font-style-complex="normal"/>
    </style:style>
    <style:style style:name="T24" style:family="text">
      <style:text-properties fo:font-style="normal" officeooo:rsid="00c638d0"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officeooo:rsid="00200e15"/>
    </style:style>
    <style:style style:name="T27" style:family="text">
      <style:text-properties officeooo:rsid="00218e25"/>
    </style:style>
    <style:style style:name="T28" style:family="text">
      <style:text-properties fo:font-weight="bold" style:font-weight-asian="bold" style:font-weight-complex="bold"/>
    </style:style>
    <style:style style:name="T29" style:family="text">
      <style:text-properties fo:font-weight="bold" officeooo:rsid="00131793" style:font-weight-asian="bold" style:font-weight-complex="bold"/>
    </style:style>
    <style:style style:name="T30" style:family="text">
      <style:text-properties fo:font-weight="bold" officeooo:rsid="00364c90" style:font-weight-asian="bold" style:font-weight-complex="bold"/>
    </style:style>
    <style:style style:name="T31" style:family="text">
      <style:text-properties fo:font-weight="bold" officeooo:rsid="0039638c" style:font-weight-asian="bold" style:font-weight-complex="bold"/>
    </style:style>
    <style:style style:name="T32" style:family="text">
      <style:text-properties fo:font-weight="bold" officeooo:rsid="0040bdd0" style:font-weight-asian="bold" style:font-weight-complex="bold"/>
    </style:style>
    <style:style style:name="T33" style:family="text">
      <style:text-properties fo:font-weight="bold" officeooo:rsid="00489e22" style:font-weight-asian="bold" style:font-weight-complex="bold"/>
    </style:style>
    <style:style style:name="T34" style:family="text">
      <style:text-properties fo:font-weight="bold" officeooo:rsid="00522879" style:font-weight-asian="bold" style:font-weight-complex="bold"/>
    </style:style>
    <style:style style:name="T35" style:family="text">
      <style:text-properties fo:font-weight="bold" officeooo:rsid="007e845b" style:font-weight-asian="bold" style:font-weight-complex="bold"/>
    </style:style>
    <style:style style:name="T36" style:family="text">
      <style:text-properties fo:font-weight="bold" officeooo:rsid="0040924b" style:font-weight-asian="bold" style:font-weight-complex="bold"/>
    </style:style>
    <style:style style:name="T37" style:family="text">
      <style:text-properties fo:font-weight="bold" officeooo:rsid="00320c55" style:font-weight-asian="bold" style:font-weight-complex="bold"/>
    </style:style>
    <style:style style:name="T38" style:family="text">
      <style:text-properties fo:font-weight="bold" officeooo:rsid="00ca68c2" style:font-weight-asian="bold" style:font-weight-complex="bold"/>
    </style:style>
    <style:style style:name="T39" style:family="text">
      <style:text-properties fo:font-weight="bold" officeooo:rsid="00cc4df9" style:font-weight-asian="bold" style:font-weight-complex="bold"/>
    </style:style>
    <style:style style:name="T40" style:family="text">
      <style:text-properties fo:font-weight="normal" style:font-weight-asian="normal" style:font-weight-complex="normal"/>
    </style:style>
    <style:style style:name="T41" style:family="text">
      <style:text-properties fo:font-weight="normal" officeooo:rsid="00193a54" style:font-weight-asian="normal" style:font-weight-complex="normal"/>
    </style:style>
    <style:style style:name="T42" style:family="text">
      <style:text-properties fo:font-weight="normal" officeooo:rsid="00172469" style:font-weight-asian="normal" style:font-weight-complex="normal"/>
    </style:style>
    <style:style style:name="T43" style:family="text">
      <style:text-properties fo:font-weight="normal" officeooo:rsid="002c59eb" style:font-weight-asian="normal" style:font-weight-complex="normal"/>
    </style:style>
    <style:style style:name="T44" style:family="text">
      <style:text-properties fo:font-weight="normal" officeooo:rsid="00131793" style:font-weight-asian="normal" style:font-weight-complex="normal"/>
    </style:style>
    <style:style style:name="T45" style:family="text">
      <style:text-properties fo:font-weight="normal" officeooo:rsid="002e0c08" style:font-weight-asian="normal" style:font-weight-complex="normal"/>
    </style:style>
    <style:style style:name="T46" style:family="text">
      <style:text-properties fo:font-weight="normal" officeooo:rsid="002f9c74" style:font-weight-asian="normal" style:font-weight-complex="normal"/>
    </style:style>
    <style:style style:name="T47" style:family="text">
      <style:text-properties fo:font-weight="normal" officeooo:rsid="00320c55" style:font-weight-asian="normal" style:font-weight-complex="normal"/>
    </style:style>
    <style:style style:name="T48" style:family="text">
      <style:text-properties fo:font-weight="normal" officeooo:rsid="00364c90" style:font-weight-asian="normal" style:font-weight-complex="normal"/>
    </style:style>
    <style:style style:name="T49" style:family="text">
      <style:text-properties fo:font-weight="normal" officeooo:rsid="0037ff50" style:font-weight-asian="normal" style:font-weight-complex="normal"/>
    </style:style>
    <style:style style:name="T50" style:family="text">
      <style:text-properties fo:font-weight="normal" officeooo:rsid="0039638c" style:font-weight-asian="normal" style:font-weight-complex="normal"/>
    </style:style>
    <style:style style:name="T51" style:family="text">
      <style:text-properties fo:font-weight="normal" officeooo:rsid="0040bdd0" style:font-weight-asian="normal" style:font-weight-complex="normal"/>
    </style:style>
    <style:style style:name="T52" style:family="text">
      <style:text-properties fo:font-weight="normal" officeooo:rsid="0045e89c" style:font-weight-asian="normal" style:font-weight-complex="normal"/>
    </style:style>
    <style:style style:name="T53" style:family="text">
      <style:text-properties fo:font-weight="normal" officeooo:rsid="00477e9d" style:font-weight-asian="normal" style:font-weight-complex="normal"/>
    </style:style>
    <style:style style:name="T54" style:family="text">
      <style:text-properties fo:font-weight="normal" officeooo:rsid="00489e22" style:font-weight-asian="normal" style:font-weight-complex="normal"/>
    </style:style>
    <style:style style:name="T55" style:family="text">
      <style:text-properties fo:font-weight="normal" officeooo:rsid="00522879" style:font-weight-asian="normal" style:font-weight-complex="normal"/>
    </style:style>
    <style:style style:name="T56" style:family="text">
      <style:text-properties fo:font-weight="normal" officeooo:rsid="0059bd30" style:font-weight-asian="normal" style:font-weight-complex="normal"/>
    </style:style>
    <style:style style:name="T57" style:family="text">
      <style:text-properties fo:font-weight="normal" officeooo:rsid="005c8c4a" style:font-weight-asian="normal" style:font-weight-complex="normal"/>
    </style:style>
    <style:style style:name="T58" style:family="text">
      <style:text-properties fo:font-weight="normal" officeooo:rsid="006f3263" style:font-weight-asian="normal" style:font-weight-complex="normal"/>
    </style:style>
    <style:style style:name="T59" style:family="text">
      <style:text-properties fo:font-weight="normal" officeooo:rsid="00707c7b" style:font-weight-asian="normal" style:font-weight-complex="normal"/>
    </style:style>
    <style:style style:name="T60" style:family="text">
      <style:text-properties fo:font-weight="normal" officeooo:rsid="008d8034" style:font-weight-asian="normal" style:font-weight-complex="normal"/>
    </style:style>
    <style:style style:name="T61" style:family="text">
      <style:text-properties fo:font-weight="normal" officeooo:rsid="00264e78" style:font-weight-asian="normal" style:font-weight-complex="normal"/>
    </style:style>
    <style:style style:name="T62" style:family="text">
      <style:text-properties fo:font-weight="normal" officeooo:rsid="004e2ea7" style:font-weight-asian="normal" style:font-weight-complex="normal"/>
    </style:style>
    <style:style style:name="T63" style:family="text">
      <style:text-properties fo:font-weight="normal" officeooo:rsid="009522c0" style:font-weight-asian="normal" style:font-weight-complex="normal"/>
    </style:style>
    <style:style style:name="T64" style:family="text">
      <style:text-properties fo:font-weight="normal" officeooo:rsid="00ae5aaa" style:font-weight-asian="normal" style:font-weight-complex="normal"/>
    </style:style>
    <style:style style:name="T65" style:family="text">
      <style:text-properties fo:font-weight="normal" officeooo:rsid="00af914e" style:font-weight-asian="normal" style:font-weight-complex="normal"/>
    </style:style>
    <style:style style:name="T66" style:family="text">
      <style:text-properties fo:font-weight="normal" officeooo:rsid="00bc51d3" style:font-weight-asian="normal" style:font-weight-complex="normal"/>
    </style:style>
    <style:style style:name="T67" style:family="text">
      <style:text-properties fo:font-weight="normal" officeooo:rsid="00c53cfe" style:font-weight-asian="normal" style:font-weight-complex="normal"/>
    </style:style>
    <style:style style:name="T68" style:family="text">
      <style:text-properties fo:font-weight="normal" officeooo:rsid="00c638d0" style:font-weight-asian="normal" style:font-weight-complex="normal"/>
    </style:style>
    <style:style style:name="T69" style:family="text">
      <style:text-properties fo:font-weight="normal" officeooo:rsid="00ca68c2" style:font-weight-asian="normal" style:font-weight-complex="normal"/>
    </style:style>
    <style:style style:name="T70" style:family="text">
      <style:text-properties fo:font-weight="normal" style:font-weight-asian="normal" style:font-size-complex="11pt" style:font-weight-complex="normal"/>
    </style:style>
    <style:style style:name="T71" style:family="text">
      <style:text-properties fo:font-weight="normal" officeooo:rsid="004172f7" style:font-weight-asian="normal" style:font-size-complex="11pt" style:font-weight-complex="normal"/>
    </style:style>
    <style:style style:name="T72" style:family="text">
      <style:text-properties fo:font-weight="normal" officeooo:rsid="0045e89c" style:font-weight-asian="normal" style:font-size-complex="11pt" style:font-weight-complex="normal"/>
    </style:style>
    <style:style style:name="T73" style:family="text">
      <style:text-properties fo:font-weight="normal" officeooo:rsid="005e0dcb" style:font-weight-asian="normal" style:font-size-complex="11pt" style:font-weight-complex="normal"/>
    </style:style>
    <style:style style:name="T74" style:family="text">
      <style:text-properties fo:font-weight="normal" officeooo:rsid="00635a4e" style:font-weight-asian="normal" style:font-size-complex="11pt" style:font-weight-complex="normal"/>
    </style:style>
    <style:style style:name="T75" style:family="text">
      <style:text-properties fo:font-weight="normal" officeooo:rsid="0065544d" style:font-weight-asian="normal" style:font-size-complex="11pt" style:font-weight-complex="normal"/>
    </style:style>
    <style:style style:name="T76" style:family="text">
      <style:text-properties fo:font-weight="normal" officeooo:rsid="0065c8f5" style:font-weight-asian="normal" style:font-size-complex="11pt" style:font-weight-complex="normal"/>
    </style:style>
    <style:style style:name="T77" style:family="text">
      <style:text-properties fo:font-weight="normal" officeooo:rsid="0065fcdf" style:font-weight-asian="normal" style:font-size-complex="11pt" style:font-weight-complex="normal"/>
    </style:style>
    <style:style style:name="T78" style:family="text">
      <style:text-properties fo:font-weight="normal" officeooo:rsid="00675c51" style:font-weight-asian="normal" style:font-size-complex="11pt" style:font-weight-complex="normal"/>
    </style:style>
    <style:style style:name="T79" style:family="text">
      <style:text-properties fo:font-weight="normal" officeooo:rsid="00684362" style:font-weight-asian="normal" style:font-size-complex="11pt" style:font-weight-complex="normal"/>
    </style:style>
    <style:style style:name="T80" style:family="text">
      <style:text-properties fo:font-weight="normal" officeooo:rsid="006ecbc2" style:font-weight-asian="normal" style:font-size-complex="11pt" style:font-weight-complex="normal"/>
    </style:style>
    <style:style style:name="T81" style:family="text">
      <style:text-properties fo:font-weight="normal" officeooo:rsid="009cb53c" style:font-weight-asian="normal" style:font-size-complex="11pt" style:font-weight-complex="normal"/>
    </style:style>
    <style:style style:name="T82" style:family="text">
      <style:text-properties fo:font-weight="normal" officeooo:rsid="00ae5aaa" style:font-weight-asian="normal" style:font-size-complex="11pt" style:font-weight-complex="normal"/>
    </style:style>
    <style:style style:name="T83" style:family="text">
      <style:text-properties fo:font-weight="normal" officeooo:rsid="002f9c74" fo:background-color="#fff200" loext:char-shading-value="0" style:font-weight-asian="normal" style:font-weight-complex="normal"/>
    </style:style>
    <style:style style:name="T84" style:family="text">
      <style:text-properties fo:font-weight="normal" officeooo:rsid="00c32ac0" fo:background-color="#fff200" loext:char-shading-value="0" style:font-weight-asian="normal" style:font-weight-complex="normal"/>
    </style:style>
    <style:style style:name="T85" style:family="text">
      <style:text-properties officeooo:rsid="00264e78"/>
    </style:style>
    <style:style style:name="T86" style:family="text">
      <style:text-properties officeooo:rsid="002c59eb"/>
    </style:style>
    <style:style style:name="T87" style:family="text">
      <style:text-properties officeooo:rsid="00320c55"/>
    </style:style>
    <style:style style:name="T88" style:family="text">
      <style:text-properties officeooo:rsid="0033c84b"/>
    </style:style>
    <style:style style:name="T89" style:family="text">
      <style:text-properties fo:color="#000000"/>
    </style:style>
    <style:style style:name="T90" style:family="text">
      <style:text-properties fo:color="#000000" officeooo:rsid="001116c1"/>
    </style:style>
    <style:style style:name="T91" style:family="text">
      <style:text-properties fo:color="#000000" style:font-name="FreightText Pro2" fo:font-size="12pt" officeooo:rsid="03a0e5be" style:font-size-asian="12pt" style:font-name-complex="Arial" style:font-size-complex="12pt"/>
    </style:style>
    <style:style style:name="T92" style:family="text">
      <style:text-properties fo:color="#000000" style:font-name="FreightText Pro2" fo:font-size="12pt" officeooo:rsid="00726d23" style:font-size-asian="12pt" style:font-name-complex="Arial" style:font-size-complex="12pt"/>
    </style:style>
    <style:style style:name="T93" style:family="text">
      <style:text-properties officeooo:rsid="00364c90"/>
    </style:style>
    <style:style style:name="T94" style:family="text">
      <style:text-properties officeooo:rsid="0039638c"/>
    </style:style>
    <style:style style:name="T95" style:family="text">
      <style:text-properties officeooo:rsid="0040924b"/>
    </style:style>
    <style:style style:name="T96" style:family="text">
      <style:text-properties officeooo:rsid="004172f7"/>
    </style:style>
    <style:style style:name="T97" style:family="text">
      <style:text-properties fo:language="en" fo:country="CA"/>
    </style:style>
    <style:style style:name="T98" style:family="text">
      <style:text-properties fo:language="en" fo:country="CA" officeooo:rsid="000d4e5d"/>
    </style:style>
    <style:style style:name="T99" style:family="text">
      <style:text-properties fo:language="en" fo:country="CA" fo:font-style="italic" style:font-style-asian="italic" style:font-style-complex="italic"/>
    </style:style>
    <style:style style:name="T100" style:family="text">
      <style:text-properties fo:language="en" fo:country="CA" officeooo:rsid="000821a2"/>
    </style:style>
    <style:style style:name="T101" style:family="text">
      <style:text-properties fo:language="en" fo:country="CA" officeooo:rsid="001bc35f"/>
    </style:style>
    <style:style style:name="T102" style:family="text">
      <style:text-properties fo:language="en" fo:country="CA" officeooo:rsid="00264e78"/>
    </style:style>
    <style:style style:name="T103" style:family="text">
      <style:text-properties fo:language="en" fo:country="CA" officeooo:rsid="0068babb"/>
    </style:style>
    <style:style style:name="T104" style:family="text">
      <style:text-properties fo:language="en" fo:country="CA" officeooo:rsid="0081ea8c"/>
    </style:style>
    <style:style style:name="T105" style:family="text">
      <style:text-properties fo:language="en" fo:country="CA" officeooo:rsid="008210ef"/>
    </style:style>
    <style:style style:name="T106" style:family="text">
      <style:text-properties fo:language="en" fo:country="CA" officeooo:rsid="00830b57"/>
    </style:style>
    <style:style style:name="T107" style:family="text">
      <style:text-properties fo:language="en" fo:country="CA" fo:font-weight="bold" officeooo:rsid="0081ea8c" style:font-weight-asian="bold" style:font-weight-complex="bold"/>
    </style:style>
    <style:style style:name="T108" style:family="text">
      <style:text-properties fo:language="en" fo:country="CA" fo:font-weight="bold" officeooo:rsid="00264e78" style:font-weight-asian="bold" style:font-weight-complex="bold"/>
    </style:style>
    <style:style style:name="T109" style:family="text">
      <style:text-properties fo:language="en" fo:country="CA" fo:font-weight="bold" officeooo:rsid="00830b57" style:font-weight-asian="bold" style:font-weight-complex="bold"/>
    </style:style>
    <style:style style:name="T110" style:family="text">
      <style:text-properties fo:language="en" fo:country="CA" officeooo:rsid="0028967e"/>
    </style:style>
    <style:style style:name="T111" style:family="text">
      <style:text-properties fo:language="en" fo:country="CA" officeooo:rsid="002b7ce6"/>
    </style:style>
    <style:style style:name="T112" style:family="text">
      <style:text-properties fo:language="en" fo:country="CA" fo:font-weight="normal" officeooo:rsid="008d8034" style:font-weight-asian="normal" style:font-weight-complex="normal"/>
    </style:style>
    <style:style style:name="T113" style:family="text">
      <style:text-properties fo:language="en" fo:country="CA" officeooo:rsid="00adee23"/>
    </style:style>
    <style:style style:name="T114" style:family="text">
      <style:text-properties fo:language="en" fo:country="CA" officeooo:rsid="00b30b66"/>
    </style:style>
    <style:style style:name="T115" style:family="text">
      <style:text-properties fo:language="en" fo:country="CA" officeooo:rsid="00b8905a"/>
    </style:style>
    <style:style style:name="T116" style:family="text">
      <style:text-properties fo:language="en" fo:country="CA" officeooo:rsid="00beee37"/>
    </style:style>
    <style:style style:name="T117" style:family="text">
      <style:text-properties fo:language="en" fo:country="CA" officeooo:rsid="00c4a822"/>
    </style:style>
    <style:style style:name="T118" style:family="text">
      <style:text-properties officeooo:rsid="0044fcd1"/>
    </style:style>
    <style:style style:name="T119" style:family="text">
      <style:text-properties officeooo:rsid="00452897"/>
    </style:style>
    <style:style style:name="T120" style:family="text">
      <style:text-properties officeooo:rsid="00489e22"/>
    </style:style>
    <style:style style:name="T121" style:family="text">
      <style:text-properties officeooo:rsid="004be14b"/>
    </style:style>
    <style:style style:name="T122" style:family="text">
      <style:text-properties officeooo:rsid="004e2ea7"/>
    </style:style>
    <style:style style:name="T123" style:family="text">
      <style:text-properties officeooo:rsid="00522879"/>
    </style:style>
    <style:style style:name="T124" style:family="text">
      <style:text-properties officeooo:rsid="0056414b"/>
    </style:style>
    <style:style style:name="T125" style:family="text">
      <style:text-properties officeooo:rsid="00588343"/>
    </style:style>
    <style:style style:name="T126" style:family="text">
      <style:text-properties officeooo:rsid="006c5179"/>
    </style:style>
    <style:style style:name="T127" style:family="text">
      <style:text-properties officeooo:rsid="006ecbc2"/>
    </style:style>
    <style:style style:name="T128" style:family="text">
      <style:text-properties officeooo:rsid="00707c7b"/>
    </style:style>
    <style:style style:name="T129" style:family="text">
      <style:text-properties officeooo:rsid="007404b0"/>
    </style:style>
    <style:style style:name="T130" style:family="text">
      <style:text-properties officeooo:rsid="007d07a4"/>
    </style:style>
    <style:style style:name="T131" style:family="text">
      <style:text-properties officeooo:rsid="007e845b"/>
    </style:style>
    <style:style style:name="T132" style:family="text">
      <style:text-properties officeooo:rsid="00804bc6"/>
    </style:style>
    <style:style style:name="T133" style:family="text">
      <style:text-properties officeooo:rsid="008d8034"/>
    </style:style>
    <style:style style:name="T134" style:family="text">
      <style:text-properties officeooo:rsid="008db31e"/>
    </style:style>
    <style:style style:name="T135" style:family="text">
      <style:text-properties officeooo:rsid="0096ae80"/>
    </style:style>
    <style:style style:name="T136" style:family="text">
      <style:text-properties officeooo:rsid="0099e3ae"/>
    </style:style>
    <style:style style:name="T137" style:family="text">
      <style:text-properties officeooo:rsid="009aad90"/>
    </style:style>
    <style:style style:name="T138" style:family="text">
      <style:text-properties officeooo:rsid="009e777a"/>
    </style:style>
    <style:style style:name="T139" style:family="text">
      <style:text-properties officeooo:rsid="009ecb1e"/>
    </style:style>
    <style:style style:name="T140" style:family="text">
      <style:text-properties officeooo:rsid="00a24846"/>
    </style:style>
    <style:style style:name="T141" style:family="text">
      <style:text-properties officeooo:rsid="00a411f0"/>
    </style:style>
    <style:style style:name="T142" style:family="text">
      <style:text-properties officeooo:rsid="00a68936"/>
    </style:style>
    <style:style style:name="T143" style:family="text">
      <style:text-properties officeooo:rsid="00a9cf36"/>
    </style:style>
    <style:style style:name="T144" style:family="text">
      <style:text-properties officeooo:rsid="00abadf4"/>
    </style:style>
    <style:style style:name="T145" style:family="text">
      <style:text-properties officeooo:rsid="00acd124"/>
    </style:style>
    <style:style style:name="T146" style:family="text">
      <style:text-properties officeooo:rsid="00adee23"/>
    </style:style>
    <style:style style:name="T147" style:family="text">
      <style:text-properties officeooo:rsid="00ae5aaa"/>
    </style:style>
    <style:style style:name="T148" style:family="text">
      <style:text-properties officeooo:rsid="00b18dd2"/>
    </style:style>
    <style:style style:name="T149" style:family="text">
      <style:text-properties officeooo:rsid="00b49cb7"/>
    </style:style>
    <style:style style:name="T150" style:family="text">
      <style:text-properties officeooo:rsid="00b54bf5"/>
    </style:style>
    <style:style style:name="T151" style:family="text">
      <style:text-properties officeooo:rsid="00b59790"/>
    </style:style>
    <style:style style:name="T152" style:family="text">
      <style:text-properties officeooo:rsid="006c5179" fo:background-color="#fff200" loext:char-shading-value="0"/>
    </style:style>
    <style:style style:name="T153" style:family="text">
      <style:text-properties fo:background-color="#fff200" loext:char-shading-value="0"/>
    </style:style>
    <style:style style:name="T154" style:family="text">
      <style:text-properties officeooo:rsid="00bca89d"/>
    </style:style>
    <style:style style:name="T155" style:family="text">
      <style:text-properties officeooo:rsid="00be66bb"/>
    </style:style>
    <style:style style:name="T156" style:family="text">
      <style:text-properties officeooo:rsid="00beee37"/>
    </style:style>
    <style:style style:name="T157" style:family="text">
      <style:text-properties fo:font-variant="normal" fo:text-transform="none" style:text-position="0% 100%" fo:font-style="italic" style:text-underline-style="none" fo:font-weight="normal" style:font-style-asian="italic"/>
    </style:style>
    <style:style style:name="T158" style:family="text">
      <style:text-properties fo:font-variant="normal" fo:text-transform="none" style:text-position="0% 100%" style:text-underline-style="none" fo:font-weight="normal"/>
    </style:style>
    <style:style style:name="T159" style:family="text">
      <style:text-properties officeooo:rsid="00c29237"/>
    </style:style>
    <style:style style:name="T160" style:family="text">
      <style:text-properties style:font-name="FreightText Pro" fo:font-size="12pt" officeooo:rsid="00296ca0"/>
    </style:style>
    <style:style style:name="T161" style:family="text">
      <style:text-properties officeooo:rsid="00c4a822"/>
    </style:style>
    <style:style style:name="T162" style:family="text">
      <style:text-properties officeooo:rsid="00c638d0"/>
    </style:style>
    <style:style style:name="T163" style:family="text">
      <style:text-properties officeooo:rsid="00c91f8b"/>
    </style:style>
    <style:style style:name="T164" style:family="text">
      <style:text-properties officeooo:rsid="00ca68c2"/>
    </style:style>
    <style:style style:name="T165" style:family="text">
      <style:text-properties officeooo:rsid="00cc4df9"/>
    </style:style>
    <style:style style:name="T16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C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67"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C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2" text:outline-level="1">Lightning Path<text:span text:style-name="T4">’s Mindful </text:span><text:span text:style-name="T5">Action</text:span><text:span text:style-name="T4"> Plan (MAP)</text:span></text:h>
      <text:p text:style-name="P20"><text:span text:style-name="T98">The </text:span><text:span text:style-name="T99">Lightning Path (LP) Mindful Action Plan (MAP) </text:span><text:span text:style-name="T97">is </text:span><text:span text:style-name="T98">a set of questions designed to help you explore, understand, </text:span><text:span text:style-name="T97">and </text:span><text:span text:style-name="T98">take </text:span><text:span text:style-name="T97">control of your own healing </text:span><text:span text:style-name="T100">process</text:span><text:span text:style-name="T97">.</text:span><text:span text:style-name="T97"><text:note text:id="ftn1" text:note-class="footnote"><text:note-citation>1</text:note-citation><text:note-body><text:p text:style-name="P97"><text:span text:style-name="T159">The MAP is similar to Maslow’s “case history” in which he encouraged clients to write out their problems and thoughts </text:span><text:reference-mark-start text:name="ZOTERO_ITEM CSL_CITATION {&quot;citationID&quot;:&quot;HfwIGlT5&quot;,&quot;properties&quot;:{&quot;formattedCitation&quot;:&quot;Edward Hoffman, {\\i{}The Right to Be Human: A Biography of Abraham Maslow} (New York: McGraw Hill, 1999).&quot;,&quot;plainCitation&quot;:&quot;Edward Hoffman, The Right to Be Human: A Biography of Abraham Maslow (New York: McGraw Hill, 1999).&quot;,&quot;noteIndex&quot;:1},&quot;citationItems&quot;:[{&quot;id&quot;:6242,&quot;uris&quot;:[&quot;http://zotero.org/users/4295591/items/V6T7MSBW&quot;],&quot;uri&quot;:[&quot;http://zotero.org/users/4295591/items/V6T7MSBW&quot;],&quot;itemData&quot;:{&quot;id&quot;:6242,&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schema&quot;:&quot;https://github.com/citation-style-language/schema/raw/master/csl-citation.json&quot;} RNDNSEsEFvGDN"/><text:span text:style-name="T158">Edward Hoffman, </text:span><text:span text:style-name="T157">The Right to Be Human: A Biography of Abraham Maslow</text:span><text:span text:style-name="T158"> (New York: McGraw Hill, 1999).</text:span><text:reference-mark-end text:name="ZOTERO_ITEM CSL_CITATION {&quot;citationID&quot;:&quot;HfwIGlT5&quot;,&quot;properties&quot;:{&quot;formattedCitation&quot;:&quot;Edward Hoffman, {\\i{}The Right to Be Human: A Biography of Abraham Maslow} (New York: McGraw Hill, 1999).&quot;,&quot;plainCitation&quot;:&quot;Edward Hoffman, The Right to Be Human: A Biography of Abraham Maslow (New York: McGraw Hill, 1999).&quot;,&quot;noteIndex&quot;:1},&quot;citationItems&quot;:[{&quot;id&quot;:6242,&quot;uris&quot;:[&quot;http://zotero.org/users/4295591/items/V6T7MSBW&quot;],&quot;uri&quot;:[&quot;http://zotero.org/users/4295591/items/V6T7MSBW&quot;],&quot;itemData&quot;:{&quot;id&quot;:6242,&quot;type&quot;:&quot;book&quot;,&quot;event-place&quot;:&quot;New York&quot;,&quot;publisher&quot;:&quot;McGraw Hill&quot;,&quot;publisher-place&quot;:&quot;New York&quot;,&quot;title&quot;:&quot;The Right to be Human: A Biography of Abraham Maslow&quot;,&quot;author&quot;:[{&quot;family&quot;:&quot;Hoffman&quot;,&quot;given&quot;:&quot;Edward&quot;}],&quot;issued&quot;:{&quot;date-parts&quot;:[[&quot;1999&quot;]]}}}],&quot;schema&quot;:&quot;https://github.com/citation-style-language/schema/raw/master/csl-citation.json&quot;} RNDNSEsEFvGDN"/><text:span text:style-name="T159">. </text:span></text:p></text:note-body></text:note></text:span><text:span text:style-name="T97"> </text:span><text:span text:style-name="T101">The questions are comprehensive and are designed to make you think, reflect, </text:span><text:span text:style-name="T103">overcome</text:span><text:span text:style-name="T101"> resistance, and engage in action that will help you heal and move forward. </text:span><text:span text:style-name="T113">In addition, the information that you provide will help </text:span><text:span text:style-name="T114">your Connection Coach or Counsellor to </text:span><text:span text:style-name="T113">understand who you are and what it is you are needing </text:span><text:span text:style-name="T114">o</text:span><text:span text:style-name="T113">n your healing journey. </text:span></text:p>
      <text:p text:style-name="P14">Your MAP is based on the HEALING paradigm which comprises of: </text:p>
      <text:p text:style-name="P14">H= Help</text:p>
      <text:p text:style-name="P14">E= Environment</text:p>
      <text:p text:style-name="P14">A= Addictions</text:p>
      <text:p text:style-name="P14">L= Lies</text:p>
      <text:p text:style-name="P14">I= Ideology</text:p>
      <text:p text:style-name="P100">N= Needs</text:p>
      <text:p text:style-name="P2">G= Growth</text:p>
      <text:p text:style-name="P2">To learn more about the HEALING paradigm, go to <text:a xlink:type="simple" xlink:href="http://www.lightningpath.org/" text:style-name="Internet_20_link" text:visited-style-name="Visited_20_Internet_20_Link">www.lightningpath.org</text:a> and click on Lightning Path Workbook Two: HEALING</text:p>
      <text:h text:style-name="Heading_20_2" text:outline-level="2"><text:soft-page-break/>How Much Does it Cost to have an LP MAP? </text:h>
      <text:p text:style-name="P2">It doesn’t cost you anything to fill out the HEALING MAP. The questions in the MAP are designed to make you aware of your obstacles and healing needs so that whether you choose to do this work on your own, with some other professional helper, or with a certified LP Connection Coach or Counsellor, the goal of the LP MAP is to help you to understand where it is you need to start on your healing path. </text:p>
      <text:h text:style-name="Heading_20_2" text:outline-level="2">Completing the MAP</text:h>
      <text:p text:style-name="P2">If you are serious about healing, we ask you to consider thoughtfully and truthfully your answers to the questions below. Your ability to heal and connect using this MAP, will help your <text:s/>connection coach or counsellor to guide and support you. Depending how transparent and honest you are will determine the effectiveness of your healing support and healing experience will be. Some questions will be particularly challenging, but you still need to answer them. Take a deep breath and take as long you need. Just be honest as you answer the questions below. If you cannot answer a question because it causes you too much discomfort, make a note that you are not prepared to explore and answer the question at this time by entering N/C (not comfortable), and come back to it later as you go. </text:p>
      <text:h text:style-name="Heading_20_2" text:outline-level="2">Trigger Warning</text:h>
      <text:p text:style-name="P18"><text:span text:style-name="T160">T</text:span>he questions below can be overwhelming and may cause you psychological discomfort. If you <text:span text:style-name="T6">cannot </text:span>answer a question because it causes you too much discomfort, just make a note that you are not prepared to explore and answer the question at this time <text:span text:style-name="T6">by entering </text:span>N/<text:span text:style-name="T3">C (not comfortable)</text:span>. <text:span text:style-name="T6"><text:s/>Seek professional help if you find yourself overwhelmed. </text:span></text:p>
      <text:h text:style-name="P28" text:outline-level="2"><text:soft-page-break/>Confidentiality, Ethics and Duty to Report</text:h>
      <text:p text:style-name="P3">Due to the personal and sensitive nature of the questions below, <text:span text:style-name="T14">the </text:span>LP will adhere to strict <text:span text:style-name="T14">confidentiality. Please refer to the informed consent and counselling contract for more information. </text:span></text:p>
      <text:p text:style-name="P8"><text:span text:style-name="T15">Also note, the LP has a </text:span><text:span text:style-name="T8">Duty to Report</text:span><text:span text:style-name="T15">. </text:span><text:span text:style-name="T65">What this means is that if you, or someone you know, or you are aware of, is not able to keep themselves safe, is being harmed by another person, is being neglected, abused, or threatened in anyway that impacts safety and well being, LP will have to break confidentiality and report to the appropriate authorities. </text:span></text:p>
      <text:p text:style-name="P2">If you have any questions or concerns about this, please contact <text:span text:style-name="T140">the </text:span>Lightning Path directly. <text:span text:style-name="T118">LPMAP@lightningpath.org</text:span> </text:p>
      <text:h text:style-name="P25" text:outline-level="1"><text:span text:style-name="T17">H</text:span>EALING MAP Questionnaire</text:h>
      <text:p text:style-name="P16">This questionnaire is organized into seven section<text:span text:style-name="T141">s that comprises the sections within the acronym HEALING. They are </text:span>he<text:span text:style-name="T149">lp</text:span>, environment, addiction, lying, ideology, needs, and growth. <text:span text:style-name="T149">These seven sections represent the major tenets that are needed in order to heal. <text:s/></text:span></text:p>
      <text:p text:style-name="P16">To complete the questionnaire, <text:span text:style-name="T141">follow the directions included within each section and </text:span>complete each section in as much detail as you can manage. Take your time. Take as <text:span text:style-name="T149">much </text:span>space as you need. The more thorough and honest you are with your responses, the more benefit you will get from your self analysis. <text:span text:style-name="T141">When you have completed the questionnaire, print it out and reflect.</text:span></text:p>
      <text:p text:style-name="P15">Note, this HEALING MAP works best in conjunction with LP Workbook Two: Healing. <text:span text:style-name="T148">You can find all LP workbooks at </text:span><text:a xlink:type="simple" xlink:href="http://www.lightningpath.org/" text:style-name="Internet_20_link" text:visited-style-name="Visited_20_Internet_20_Link"><text:span text:style-name="T148">www.lightningpath.org</text:span></text:a></text:p>
      <text:p text:style-name="P15"><text:span text:style-name="T148">If you are having a hard time filling out the MAP questionnaire, you can always review the workbook to gain clarity as to what the HEALING MAP requires of you. </text:span>Make sure you’ve read that workbook before proceeding too far with this MAP <text:span text:style-name="T148">if you find yourself feeling overwhelmed or confused</text:span>.</text:p>
      <text:p text:style-name="P17">If you would like a formal analysis and written report of your LP MAP, please register at <text:a xlink:type="simple" xlink:href="http://www.lightningpath.org/" text:style-name="Internet_20_link" text:visited-style-name="Visited_20_Internet_20_Link">www.lightningpath.org</text:a> for more information on the fees for a written report.</text:p>
      <text:p text:style-name="P17"/>
      <text:h text:style-name="P23" text:outline-level="1">Help</text:h>
      <text:p text:style-name="P4">In order to get a better understanding <text:span text:style-name="T87">of your traumas, and in order to help you </text:span>create your LP HEALING MAP, <text:span text:style-name="T87">you</text:span> need to understand what kinds of help you have received in the past, and <text:span text:style-name="T87">whether or not that help was </text:span>beneficial <text:span text:style-name="T87">in some way</text:span>. Knowing whether you received help <text:span text:style-name="T16">in the past </text:span>or not, what kind of help you received, and whether or not you found the help effective, will help <text:span text:style-name="T87">you think critically about your current needs and what kind of professional help will benefit you and where you can find it</text:span>. <text:span text:style-name="T150">There are many kinds of helping professionals out in the world, and it is important to know what you are in need of in order to not waste time, energy, and money, as well as not to be retraumatized, or revictimized by a professional helper as you try to heal. </text:span><text:s/></text:p>
      <text:p text:style-name="P10">HEALING MAP INSTRUCTIONS</text:p>
      <text:p text:style-name="P4"><text:span text:style-name="T87">The following questions will help you reflect on the help you have received in the past, and also the help you may choose to access in the future. The questions will also help your Connection Coach, or Counsellor, or some other professional helper or healer to understand your situation and offer you guidance and advice. When answering these questions, take your time and always b</text:span>e as open and honest as you can <text:span text:style-name="T87">be. This is </text:span><text:span text:style-name="T37">your </text:span><text:span text:style-name="T87">healing journey. There is no sense in holding back. Finally, when answering these questions, take as much time as you need. There is no hurry. The more thorough you are, the more helpful this will be. If you need extra space, simply add as much as you need. Let’s get started!</text:span></text:p>
      <text:p text:style-name="P9">Help</text:p>
      <text:list xml:id="list4018765827" text:style-name="WWNum1">
        <text:list-item>
          <text:p text:style-name="P105">Who are the persons you rely on for support and help? Example, friends, family, co-workers, etc.</text:p>
        </text:list-item>
        <text:list-item>
          <text:p text:style-name="P104"><text:soft-page-break/>Have you ever sought out professional help for <text:span text:style-name="T151">a)</text:span> psychological/emotional trauma, <text:span text:style-name="T151">or b) depression, anxiety, or other psychological disorders, c) relationship dynamic issues, <text:s/>d) any other issues related to your </text:span>healing/<text:span text:style-name="T26">life journey</text:span>? <text:span text:style-name="T18">If so, What kinds of help have you received to date? For example from doctor, mental health therapist, clergy etc. Spend as much time as you need to enumerate each type.</text:span></text:p>
        </text:list-item>
      </text:list>
      <text:p text:style-name="P42"/>
      <text:p text:style-name="P51">[your answer here]</text:p>
      <text:p text:style-name="P42"/>
      <text:list xml:id="list164730948206944" text:continue-numbering="true" text:style-name="WWNum1">
        <text:list-item>
          <text:p text:style-name="P103">Was the help you received ineffective or effective? Describe the assistance you received that was effective. What was it about this help that made it effective for you and why? <text:s/></text:p>
        </text:list-item>
      </text:list>
      <text:p text:style-name="P42"/>
      <text:p text:style-name="P51">[your answer here]</text:p>
      <text:p text:style-name="P43"/>
      <text:list xml:id="list164729650155023" text:continue-numbering="true" text:style-name="WWNum1">
        <text:list-item>
          <text:p text:style-name="P103">Have you ever asked for help and <text:span text:style-name="T85">been </text:span>let down <text:span text:style-name="T85">because you didn’t get the help you were expecting</text:span>? <text:span text:style-name="T85">What/</text:span>Who was the help<text:span text:style-name="T26">(er)</text:span>? What kind of help was it? Where did you receive this help? When did you last receive this help? And why do you think this help was ineffective?</text:p>
        </text:list-item>
      </text:list>
      <text:p text:style-name="P42"/>
      <text:p text:style-name="P51">[your answer here]</text:p>
      <text:p text:style-name="P43"/>
      <text:list xml:id="list164730344655874" text:continue-numbering="true" text:style-name="WWNum1">
        <text:list-header>
          <text:p text:style-name="P121"><text:span text:style-name="T117">6) </text:span><text:span text:style-name="T113">W</text:span><text:span text:style-name="T97">hat kind of help are you looking for now?</text:span></text:p>
        </text:list-header>
      </text:list>
      <text:p text:style-name="P26"/>
      <text:p text:style-name="P27">[your answer here]</text:p>
      <text:p text:style-name="P27"/>
      <text:p text:style-name="List_20_Paragraph"><text:span text:style-name="T161">7) </text:span>What are your personal expectations f<text:span text:style-name="T161">or</text:span> receiving help? In other words, how will you know that the help you are <text:span text:style-name="T85">receiving is actually helpful and effective. Put another way, what are your </text:span><text:a xlink:type="simple" xlink:href="https://spiritwiki.lightningpath.org/Outcome_Measures" text:style-name="Internet_20_link" text:visited-style-name="Visited_20_Internet_20_Link"><text:span text:style-name="T61">Outcome Measures</text:span></text:a>? <text:span text:style-name="T85">Is it better relationships? Happier disposition? Relief from emotional and psychological pain? Help with Connection Experiences or Connection Practice?</text:span></text:p>
      <text:p text:style-name="P27"/>
      <text:p text:style-name="P27"><text:soft-page-break/>[your answer here]</text:p>
      <text:h text:style-name="P22" text:outline-level="1">Environment</text:h>
      <text:p text:style-name="P19"><text:span text:style-name="T110">The Lightning Path </text:span><text:span text:style-name="T97">is critical about what constitutes a healthy, safe, </text:span><text:span text:style-name="T110">and nurturing </text:span><text:span text:style-name="T97"><text:s/>environment. </text:span><text:span text:style-name="T111">For the LP, healthy and nurturing environments are non-violent, calm, open, transparent, truthful, respectful of attachments, </text:span><text:span text:style-name="T115">boundaries, and feelings, </text:span><text:span text:style-name="T111">and meet all </text:span><text:a xlink:type="simple" xlink:href="https://spiritwiki.lightningpath.org/Seven_Essential_Needs" text:style-name="Internet_20_link" text:visited-style-name="Visited_20_Internet_20_Link"><text:span text:style-name="T112">Seven Essential Needs. </text:span></text:a></text:p>
      <text:p text:style-name="P4">In order for us to help you understand how your environment (both present and past) might be contributing to ill health, despair, confusion, and disconnection, we need an environmental assessment <text:span text:style-name="T87">that identifies the unhealthy, neglectful, chaotic, aspects of your environment, past and present. </text:span>Take as much time as you need to answer the following questions on your childhood, adolescent, and adult environments. If you are serious about healing, be totally honest. There’s no sense in hiding the truth of past trauma and abuse. <text:s text:c="2"/></text:p>
      <text:list xml:id="list499383111" text:style-name="WWNum2">
        <text:list-item>
          <text:p text:style-name="P106">What were your CHILDHOOD/<text:span text:style-name="T19">ADOLESCENT</text:span> ENVIRONMENTS like? <text:span text:style-name="T122">Did you experience </text:span><text:a xlink:type="simple" xlink:href="https://spiritwiki.lightningpath.org/Toxic_Socialization" text:style-name="Internet_20_link" text:visited-style-name="Visited_20_Internet_20_Link"><text:span text:style-name="T62">Toxic Socialization</text:span></text:a><text:span text:style-name="T122">? </text:span><text:s/>Did you experience any kinds of abuse or trauma(s)? <text:span text:style-name="T126">Abuse can be physical, sexual, </text:span><text:span text:style-name="T126"><office:annotation><dc:creator>Unknown Author</dc:creator><dc:date>2020-12-21T11:53:54.224223377</dc:date><text:p text:style-name="P132"><text:span text:style-name="T166">We need to include definitions of these kinds of abuse and examples as I have found many people do not know the difference. See the website I copied from a lawyers website for the definitions and examples. These are common behaviours in toxic relationships</text:span></text:p></office:annotation></text:span><text:span text:style-name="T152">psychological, emotional</text:span><text:span text:style-name="T126">, and even spiritual. If so, reflect and write your experiences down. </text:span></text:p>
          <text:p text:style-name="P122"/>
          <text:p text:style-name="P123"><text:span text:style-name="T90">[your answer here]</text:span><text:span text:style-name="T89"><text:line-break/><text:line-break/></text:span></text:p>
        </text:list-item>
        <text:list-item>
          <text:p text:style-name="P106">Use the LP <text:a xlink:type="simple" xlink:href="https://www.lightningpath.org/self-assessments/how-toxic-is-my-world/" text:style-name="Internet_20_link" text:visited-style-name="Visited_20_Internet_20_Link">How Toxic is My World Survey</text:a><text:note text:id="ftn2" text:note-class="footnote"><text:note-citation>2</text:note-citation><text:note-body><text:p text:style-name="Footnote">https://www.lightningpath.org/self-assessments/how-toxic-is-my-world/</text:p></text:note-body></text:note> and rate your childhood and current home environment. Enter your scores below. </text:p>
        </text:list-item>
      </text:list>
      <text:p text:style-name="P41"/>
      <text:p text:style-name="P56"><text:tab/><text:tab/><text:tab/><text:span text:style-name="T88">CHILDHOOD TOXICITY SCORE __________</text:span></text:p>
      <text:p text:style-name="P57"><text:soft-page-break/><text:line-break/><text:tab/><text:tab/>ADULT <text:span text:style-name="T119">TOXICITY</text:span> SCORE_________</text:p>
      <text:p text:style-name="P40"/>
      <text:list xml:id="list164729639791496" text:continue-numbering="true" text:style-name="WWNum2">
        <text:list-item>
          <text:p text:style-name="P106">Do you currently live in a safe environment? <text:span text:style-name="T19">If yes, what makes this environment safe. If no, what aspects (emotional, psychological, physical etc.) of your environment are unsafe. Who are the person(s) and what is their relationship to you who are contributing to your unsafe environments?</text:span></text:p>
        </text:list-item>
      </text:list>
      <text:p text:style-name="P42"/>
      <text:p text:style-name="P52">[your answer here]</text:p>
      <text:p text:style-name="P44"/>
      <text:list xml:id="list164729216293567" text:continue-numbering="true" text:style-name="WWNum2">
        <text:list-item>
          <text:p text:style-name="P106">What <text:span text:style-name="T133">(and who) </text:span>are the <text:span text:style-name="T7">obstacles</text:span> <text:span text:style-name="T133">and </text:span><text:span text:style-name="T10">resistances</text:span><text:span text:style-name="T133"> </text:span>you <text:span text:style-name="T88">face when thinking about taking </text:span>control of <text:span text:style-name="T88">your life and making your environment safe? Is violence normalized in your life (e.g., “spare the rod and spoil the child?” Or, “what doesn’t kill you makes you stronger” justification/mentality). Do people stand in your way of detoxifying and changing your life? Are there any other concerns you worry about if you were to try to make changes in your environment e.g., strain on relationships, fears of being rejected or abandoned etc. <text:s/></text:span></text:p>
        </text:list-item>
      </text:list>
      <text:p text:style-name="P42"/>
      <text:p text:style-name="P52">[your answer here]</text:p>
      <text:p text:style-name="P44"/>
      <text:p text:style-name="P127">5) Do you presently have access to a safe space or place in your life? If yes, where and or with who provides this safe space or place?</text:p>
      <text:p text:style-name="P127"/>
      <text:p text:style-name="P127">[your answer here]</text:p>
      <text:p text:style-name="P127"/>
      <text:p text:style-name="P127"/>
      <text:p text:style-name="P127">6) What do you think you would need in order to create a safe space or place?</text:p>
      <text:h text:style-name="P24" text:outline-level="1">Toxic Attachments (i.e. Addictions)</text:h>
      <text:p text:style-name="P5"><text:span text:style-name="T43">A </text:span><text:span text:style-name="T33">Toxic Attachment</text:span><text:span text:style-name="T54"> (a.k.a. an addiction </text:span><text:span text:style-name="T66">to a substance or activity</text:span><text:span text:style-name="T54">)</text:span><text:span text:style-name="T40"> </text:span><text:span text:style-name="T43">is </text:span><text:span text:style-name="T40">any </text:span><text:span text:style-name="T60">behaviour</text:span><text:span text:style-name="T40">, </text:span><text:span text:style-name="T45">thing, </text:span><text:span text:style-name="T40">or </text:span><text:span text:style-name="T43">substance </text:span><text:span text:style-name="T40">that </text:span><text:span text:style-name="T44">you must do to feel calm, stable, and happy, </text:span><text:span text:style-name="T60">or</text:span><text:span text:style-name="T44"> that </text:span><text:span text:style-name="T40">keeps you distracted, self-medicated, numb, and detached. </text:span><text:span text:style-name="T54">Toxic attachments </text:span><text:span text:style-name="T46">are characterized by </text:span><text:span text:style-name="T67">the</text:span><text:span text:style-name="T46"> </text:span><text:span text:style-name="T83">“i</text:span><text:span text:style-name="T83"><office:annotation><dc:creator>Unknown Author</dc:creator><dc:date>2020-12-31T14:34:04.674033369</dc:date><text:p text:style-name="P133"><text:span text:style-name="T167">This reads awkward</text:span></text:p><text:p text:style-name="P133"><text:span text:style-name="T167"/></text:p><text:p text:style-name="P133"><text:span text:style-name="T167">Perhaps – inability to abstain from and or maintain any control over one’s own consumption or cravings for any activity, substance, or product; and is negatively affecting one’s own behaviours, interpersonal relationships, and causing you to adopt dysfunctional emotional responses. <text:s/></text:span></text:p></office:annotation></text:span><text:span text:style-name="T83">nability to consistently abstain, impairment in </text:span><text:span text:style-name="T84">behavioural</text:span><text:span text:style-name="T83"> control, craving, diminished recognition of significant problems with one’s </text:span><text:span text:style-name="T84">behaviours</text:span><text:span text:style-name="T83"> and interpersonal relationships, and a dysfunctional emotional response.”</text:span><text:span text:style-name="T153"><text:note text:id="ftn3" text:note-class="footnote"><text:note-citation>3</text:note-citation><text:note-body><text:p text:style-name="P98"><text:reference-mark-start text:name="ZOTERO_ITEM CSL_CITATION {&quot;citationID&quot;:&quot;XZ9YWd2r&quot;,&quot;properties&quot;:{&quot;formattedCitation&quot;:&quot;\\uc0\\u8220{}ASAM Definition of Addiction,\\uc0\\u8221{} accessed July 26, 2019, https://www.asam.org/resources/definition-of-addiction.&quot;,&quot;plainCitation&quot;:&quot;“ASAM Definition of Addiction,” accessed July 26, 2019, https://www.asam.org/resources/definition-of-addiction.&quot;,&quot;noteIndex&quot;:3},&quot;citationItems&quot;:[{&quot;id&quot;:775,&quot;uris&quot;:[&quot;http://zotero.org/users/4295591/items/JTHTHV9P&quot;],&quot;uri&quot;:[&quot;http://zotero.org/users/4295591/items/JTHTHV9P&quot;],&quot;itemData&quot;:{&quot;id&quot;:775,&quot;type&quot;:&quot;webpage&quot;,&quot;title&quot;:&quot;ASAM Definition of Addiction&quot;,&quot;URL&quot;:&quot;https://www.asam.org/resources/definition-of-addiction&quot;,&quot;accessed&quot;:{&quot;date-parts&quot;:[[&quot;2019&quot;,7,26]]}}}],&quot;schema&quot;:&quot;https://github.com/citation-style-language/schema/raw/master/csl-citation.json&quot;} RNDfhMK1hQ1w1"/>“ASAM Definition of Addiction,” accessed July 26, 2019, https://www.asam.org/resources/definition-of-addiction.<text:reference-mark-end text:name="ZOTERO_ITEM CSL_CITATION {&quot;citationID&quot;:&quot;XZ9YWd2r&quot;,&quot;properties&quot;:{&quot;formattedCitation&quot;:&quot;\\uc0\\u8220{}ASAM Definition of Addiction,\\uc0\\u8221{} accessed July 26, 2019, https://www.asam.org/resources/definition-of-addiction.&quot;,&quot;plainCitation&quot;:&quot;“ASAM Definition of Addiction,” accessed July 26, 2019, https://www.asam.org/resources/definition-of-addiction.&quot;,&quot;noteIndex&quot;:3},&quot;citationItems&quot;:[{&quot;id&quot;:775,&quot;uris&quot;:[&quot;http://zotero.org/users/4295591/items/JTHTHV9P&quot;],&quot;uri&quot;:[&quot;http://zotero.org/users/4295591/items/JTHTHV9P&quot;],&quot;itemData&quot;:{&quot;id&quot;:775,&quot;type&quot;:&quot;webpage&quot;,&quot;title&quot;:&quot;ASAM Definition of Addiction&quot;,&quot;URL&quot;:&quot;https://www.asam.org/resources/definition-of-addiction&quot;,&quot;accessed&quot;:{&quot;date-parts&quot;:[[&quot;2019&quot;,7,26]]}}}],&quot;schema&quot;:&quot;https://github.com/citation-style-language/schema/raw/master/csl-citation.json&quot;} RNDfhMK1hQ1w1"/></text:p></text:note-body></text:note></text:span></text:p>
      <text:p text:style-name="Standard">At best, <text:span text:style-name="T120">toxic attachments </text:span>are distractions that sap energy from other important areas in your life. At worse they are toxic avoidance mechanisms that undermine mental health and destroy your body’s system (e.g., alcohol <text:span text:style-name="T26">and substance</text:span> abuse). <text:span text:style-name="T29">We all have addictions.</text:span><text:span text:style-name="T20"> </text:span>Understanding and curing <text:span text:style-name="T20">our </text:span>addiction<text:span text:style-name="T20">s</text:span> is a necessary step <text:span text:style-name="T86">towards healing and connection</text:span>. The first step forward here is recognizing your addictions, <text:span text:style-name="T20">so that’s what we do here</text:span>. <text:span text:style-name="T20">Do</text:span> your best to be honest<text:span text:style-name="T20">ly identify all your addictions. </text:span></text:p>
      <text:list xml:id="list3447377244" text:style-name="WWNum3">
        <text:list-item>
          <text:p text:style-name="P107">Do you have, <text:span text:style-name="T120">or have you had in the past, </text:span>any <text:span text:style-name="T28">behaviours</text:span> (i.e. running, shopping), need a<text:span text:style-name="T95">ny </text:span><text:span text:style-name="T28">thing</text:span><text:span text:style-name="T36">s</text:span><text:span text:style-name="T95"> (</text:span><text:a xlink:type="simple" xlink:href="https://theconversation.com/how-money-is-destroying-the-world-96517" text:style-name="Internet_20_link" text:visited-style-name="Visited_20_Internet_20_Link"><text:span text:style-name="T95">money</text:span></text:a><text:span text:style-name="T95">, clothes, cars, etc.)</text:span>, or consume any <text:span text:style-name="T28">substances</text:span> (coffee, alcohol, drugs, empty carbohydrates) from which you cannot abstain and <text:span text:style-name="T133">whose consumption negatively </text:span>impacts your <text:span text:style-name="T120">health, </text:span>behaviour, <text:span text:style-name="T120">work, or </text:span>relationships? If so, what are these behaviours, substances, or things. Please think carefully about <text:span text:style-name="T95">your </text:span>response here. <text:span text:style-name="T120">As you identify these toxic attachments please indicate whether they are currently </text:span><text:span text:style-name="T33">Active Attachments</text:span><text:span text:style-name="T120">, </text:span><text:span text:style-name="T33">Inactive Attachments</text:span><text:span text:style-name="T120">, or </text:span><text:span text:style-name="T33">Broken Attachments</text:span><text:span text:style-name="T120">.</text:span><text:span text:style-name="T120"><text:note text:id="ftn4" text:note-class="footnote"><text:note-citation>4</text:note-citation><text:note-body><text:p text:style-name="Footnote">An active attachment is an attachment that is currently active. For example, you are actively consuming alcohol in a toxic manner. An inactive attachment is an attachment that still holds emotional and behavioural sway, but that you have under control. A broken attachment is an attachment that no longer has emotional sway. </text:p></text:note-body></text:note></text:span><text:span text:style-name="T120"> Also, indicate their severity on a scale of one to four where zero is a broken attachment, one is mild </text:span><text:soft-page-break/><text:span text:style-name="T120">compulsion (1 to 2 times a month), three is moderate consumption (1-2 times a week), and four is uncontrollable daily activity. If the attachments are inactive or broken, indicate how severe they once were. Finally, on a scale of one to four where </text:span><text:span text:style-name="T33">one means mildly toxic </text:span><text:span text:style-name="T120">and </text:span><text:span text:style-name="T33">four means life threatening</text:span><text:span text:style-name="T120">, indicate the toxicity of the attachment and your current life sphere. <text:s/>A couple of examples are provided below. Simply delete the examples when you fill in your own data.</text:span></text:p>
        </text:list-item>
      </text:list>
      <text:p text:style-name="P67"/>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70"><text:span text:style-name="T124">Toxic </text:span>Attachment</text:p>
            </table:table-cell>
            <table:table-cell table:style-name="Table1.A1" office:value-type="string">
              <text:p text:style-name="P70">Active/Inactive/Broken</text:p>
            </table:table-cell>
            <table:table-cell table:style-name="Table1.A1" office:value-type="string">
              <text:p text:style-name="P70">Severity <text:line-break/>(<text:span text:style-name="T134">0</text:span>-<text:span text:style-name="T122">4</text:span>)</text:p>
            </table:table-cell>
            <table:table-cell table:style-name="Table1.D1" office:value-type="string">
              <text:p text:style-name="P72">Toxicity<text:line-break/>(<text:span text:style-name="T134">0</text:span>-4)</text:p>
            </table:table-cell>
          </table:table-row>
        </table:table-header-rows>
        <table:table-row>
          <table:table-cell table:style-name="Table1.A2" office:value-type="string">
            <text:p text:style-name="P74">Smoking</text:p>
          </table:table-cell>
          <table:table-cell table:style-name="Table1.A2" office:value-type="string">
            <text:p text:style-name="P74">Broken</text:p>
          </table:table-cell>
          <table:table-cell table:style-name="Table1.A2" office:value-type="string">
            <text:p text:style-name="P76">0</text:p>
          </table:table-cell>
          <table:table-cell table:style-name="Table1.D2" office:value-type="string">
            <text:p text:style-name="P76">0</text:p>
          </table:table-cell>
        </table:table-row>
        <table:table-row>
          <table:table-cell table:style-name="Table1.A2" office:value-type="string">
            <text:p text:style-name="P81">Donuts/Sugar</text:p>
          </table:table-cell>
          <table:table-cell table:style-name="Table1.A2" office:value-type="string">
            <text:p text:style-name="P81">Inactive</text:p>
          </table:table-cell>
          <table:table-cell table:style-name="Table1.A2" office:value-type="string">
            <text:p text:style-name="P82">1</text:p>
          </table:table-cell>
          <table:table-cell table:style-name="Table1.D2" office:value-type="string">
            <text:p text:style-name="P82">0</text:p>
          </table:table-cell>
        </table:table-row>
        <table:table-row>
          <table:table-cell table:style-name="Table1.A2" office:value-type="string">
            <text:p text:style-name="P79"/>
          </table:table-cell>
          <table:table-cell table:style-name="Table1.A2" office:value-type="string">
            <text:p text:style-name="P79"/>
          </table:table-cell>
          <table:table-cell table:style-name="Table1.A2" office:value-type="string">
            <text:p text:style-name="P76"/>
          </table:table-cell>
          <table:table-cell table:style-name="Table1.D2" office:value-type="string">
            <text:p text:style-name="P80"/>
          </table:table-cell>
        </table:table-row>
        <table:table-row>
          <table:table-cell table:style-name="Table1.A2" office:value-type="string">
            <text:p text:style-name="P79"/>
          </table:table-cell>
          <table:table-cell table:style-name="Table1.A2" office:value-type="string">
            <text:p text:style-name="P79"/>
          </table:table-cell>
          <table:table-cell table:style-name="Table1.A2" office:value-type="string">
            <text:p text:style-name="P76"/>
          </table:table-cell>
          <table:table-cell table:style-name="Table1.D2" office:value-type="string">
            <text:p text:style-name="P80"/>
          </table:table-cell>
        </table:table-row>
        <table:table-row>
          <table:table-cell table:style-name="Table1.A2" office:value-type="string">
            <text:p text:style-name="P79"/>
          </table:table-cell>
          <table:table-cell table:style-name="Table1.A2" office:value-type="string">
            <text:p text:style-name="P79"/>
          </table:table-cell>
          <table:table-cell table:style-name="Table1.A2" office:value-type="string">
            <text:p text:style-name="P76"/>
          </table:table-cell>
          <table:table-cell table:style-name="Table1.D2" office:value-type="string">
            <text:p text:style-name="P80"/>
          </table:table-cell>
        </table:table-row>
      </table:table>
      <text:p text:style-name="P67"/>
      <text:p text:style-name="P45"/>
      <text:list xml:id="list164730098789076" text:continue-numbering="true" text:style-name="WWNum3">
        <text:list-item>
          <text:p text:style-name="P107">Have you had to seek out professional help for your addictions? If so, what kind of addiction were you recovering from? <text:span text:style-name="T146">W</text:span>hen did you receive this help and with whom? </text:p>
        </text:list-item>
      </text:list>
      <text:p text:style-name="P46"/>
      <text:p text:style-name="P53">[your answer here]</text:p>
      <text:p text:style-name="P53"/>
      <text:list xml:id="list164730358267371" text:continue-numbering="true" text:style-name="WWNum3">
        <text:list-item>
          <text:p text:style-name="P125">Did you find the help you received for your addictions effective? Why or why not.</text:p>
        </text:list-item>
      </text:list>
      <text:p text:style-name="P69"/>
      <text:p text:style-name="P55"><text:soft-page-break/>[your answer here]</text:p>
      <text:p text:style-name="P46"/>
      <text:list xml:id="list164730792885249" text:continue-numbering="true" text:style-name="WWNum3">
        <text:list-item>
          <text:p text:style-name="P107"><text:span text:style-name="T121">Are any of the the toxic attachments you identified above a specific </text:span>concern for you now? <text:span text:style-name="T121">If so, what are the attachments and what are your concerns.</text:span></text:p>
        </text:list-item>
      </text:list>
      <text:p text:style-name="P46"/>
      <text:p text:style-name="P53">[your answer here]</text:p>
      <text:p text:style-name="P46"/>
      <text:list xml:id="list164730598056324" text:continue-numbering="true" text:style-name="WWNum3">
        <text:list-item>
          <text:p text:style-name="P108"><text:span text:style-name="T123">Pick your most severe and toxic attachments and consider why they developed. Do they calm the internal chaos? Do they help you escape? Do they provide you emotional relief by distracting you or numbing you? Review the </text:span><text:span text:style-name="T34">Seven Essential Needs. </text:span><text:span text:style-name="T56">What needs do the toxic attachments help you meet? </text:span><text:span text:style-name="T55">F</text:span><text:span text:style-name="T93">or example, smoking can help you fit in, contribute to your self-esteem, help you lose weight, suppress appetite, relieve stress, and even get you attention? Finally, consider what are the events, people, or thoughts that </text:span><text:span text:style-name="T9">trigger </text:span><text:span text:style-name="T11">or that are associated </text:span><text:span text:style-name="T162">to</text:span><text:span text:style-name="T9"> </text:span><text:span text:style-name="T23">you </text:span><text:span text:style-name="T24">and your need to escape/consume/engage in your addiction</text:span><text:span text:style-name="T23">. </text:span></text:p>
        </text:list-item>
      </text:list>
      <text:p text:style-name="P48"/>
      <text:p text:style-name="P49"/>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1"><text:span text:style-name="T124">Toxic </text:span>Attachment</text:p>
            </table:table-cell>
            <table:table-cell table:style-name="Table2.A1" office:value-type="string">
              <text:p text:style-name="P73">Needs</text:p>
            </table:table-cell>
            <table:table-cell table:style-name="Table2.C1" office:value-type="string">
              <text:p text:style-name="P73">Triggers</text:p>
            </table:table-cell>
          </table:table-row>
        </table:table-header-rows>
        <table:table-row>
          <table:table-cell table:style-name="Table2.A2" office:value-type="string">
            <text:p text:style-name="P75"><text:span text:style-name="T144">Example: </text:span>Smoking</text:p>
          </table:table-cell>
          <table:table-cell table:style-name="Table2.A2" office:value-type="string">
            <text:p text:style-name="P77">Calming/<text:span text:style-name="T125">safety</text:span>, need to fit in</text:p>
          </table:table-cell>
          <table:table-cell table:style-name="Table2.C2" office:value-type="string">
            <text:p text:style-name="P78">Stress. Loneliness. <text:span text:style-name="T162">Fit in with co-workers etc.</text:span></text:p>
          </table:table-cell>
        </table:table-row>
        <table:table-row>
          <table:table-cell table:style-name="Table2.A2" office:value-type="string">
            <text:p text:style-name="P83"/>
          </table:table-cell>
          <table:table-cell table:style-name="Table2.A2" office:value-type="string">
            <text:p text:style-name="P85"/>
          </table:table-cell>
          <table:table-cell table:style-name="Table2.C2" office:value-type="string">
            <text:p text:style-name="P84"/>
          </table:table-cell>
        </table:table-row>
        <table:table-row>
          <table:table-cell table:style-name="Table2.A2" office:value-type="string">
            <text:p text:style-name="P77"/>
          </table:table-cell>
          <table:table-cell table:style-name="Table2.A2" office:value-type="string">
            <text:p text:style-name="P77"/>
          </table:table-cell>
          <table:table-cell table:style-name="Table2.C2" office:value-type="string">
            <text:p text:style-name="P78"/>
          </table:table-cell>
        </table:table-row>
        <table:table-row>
          <table:table-cell table:style-name="Table2.A2" office:value-type="string">
            <text:p text:style-name="P77"/>
          </table:table-cell>
          <table:table-cell table:style-name="Table2.A2" office:value-type="string">
            <text:p text:style-name="P77"/>
          </table:table-cell>
          <table:table-cell table:style-name="Table2.C2" office:value-type="string">
            <text:p text:style-name="P78"/>
          </table:table-cell>
        </table:table-row>
        <table:table-row>
          <table:table-cell table:style-name="Table2.A2" office:value-type="string">
            <text:p text:style-name="P77"/>
          </table:table-cell>
          <table:table-cell table:style-name="Table2.A2" office:value-type="string">
            <text:p text:style-name="P77"/>
          </table:table-cell>
          <table:table-cell table:style-name="Table2.C2" office:value-type="string">
            <text:p text:style-name="P78"/>
          </table:table-cell>
        </table:table-row>
      </table:table>
      <text:p text:style-name="P54"/>
      <text:p text:style-name="P53"/>
      <text:p text:style-name="P68"><text:soft-page-break/>5) Do you current<text:span text:style-name="T137">ly</text:span> live and work with <text:span text:style-name="T137">individuals with toxic attachments</text:span>? Do these individuals <text:span text:style-name="T25">enable </text:span>or <text:span text:style-name="T28">push </text:span><text:span text:style-name="T68">their </text:span>dependencies and toxic attachments <text:span text:style-name="T162">onto you? Do these individuals try to </text:span><text:span text:style-name="T162"><office:annotation><dc:creator>Unknown Author</dc:creator><dc:date>2020-12-31T14:45:46.086619134</dc:date><text:p text:style-name="P133"><text:span text:style-name="T167">Made edits here</text:span></text:p></office:annotation></text:span><text:span text:style-name="T162">undermine or sabotage you when you try to get your toxic attachments under control? What are the enabling and pushing behaviours that you must deal with. </text:span></text:p>
      <text:h text:style-name="P22" text:outline-level="1">Lies <text:span text:style-name="T93">and Excuses</text:span></text:h>
      <text:p text:style-name="P12"><text:span text:style-name="T28">Lying is avoidance. </text:span><text:span text:style-name="T40">When you tell </text:span><text:span text:style-name="T41">a </text:span><text:span text:style-name="T40">lie, you are avoiding the truth </text:span><text:span text:style-name="T42">of something, </text:span><text:span text:style-name="T47">usually because </text:span><text:span text:style-name="T63">you</text:span><text:span text:style-name="T57"> are afraid to face the truth because doing so would be </text:span><text:span text:style-name="T52">challenging</text:span><text:span text:style-name="T47"> or painful in some way</text:span><text:span text:style-name="T40">. </text:span><text:span text:style-name="T41">The </text:span><text:span text:style-name="T40">lies </text:span><text:span text:style-name="T42">we engage in are one of the </text:span><text:span text:style-name="T40">reason</text:span><text:span text:style-name="T41">s</text:span><text:span text:style-name="T40"> why </text:span><text:span text:style-name="T41">we </text:span><text:span text:style-name="T40">struggle to heal. </text:span>We <text:span text:style-name="T145">cannot </text:span>heal and connect while we are avoiding the truth<text:span text:style-name="T21">. If </text:span>you want to heal, you need to analyze the ways in which you lie, <text:span text:style-name="T145">you need to overcome those ways, and you need to confront and accept the truth</text:span>. </text:p>
      <text:p text:style-name="P11"><text:span text:style-name="T93">Note that lying can be </text:span><text:span text:style-name="T30">active </text:span><text:span text:style-name="T48">or </text:span><text:span text:style-name="T30">passive. </text:span><text:span text:style-name="T32">Active lying </text:span><text:span text:style-name="T57">is telling outright lies. </text:span><text:span text:style-name="T51"><text:s/></text:span><text:span text:style-name="T32">P</text:span><text:span text:style-name="T30">assive lying</text:span><text:span text:style-name="T93"> is telling half truths or remaining silent even though you know you should be speaking out. </text:span><text:span text:style-name="T30">Excuses</text:span><text:span text:style-name="T93"> are used to justify lying. When you make an excuse, you avoid looking at a truth and instead justify and excuse the lie. <text:s text:c="2"/></text:span></text:p>
      <text:p text:style-name="P4"><text:span text:style-name="T87">The questions below will help you reflect on the lying you do in your life. A</text:span>nswer as truthfully as you can. </text:p>
      <text:list xml:id="list4081024665" text:style-name="WWNum7">
        <text:list-item>
          <text:p text:style-name="P109"><text:span text:style-name="T70">Think back to your childhood and adolescence. Was lying </text:span><text:span text:style-name="T72">modelled</text:span><text:span text:style-name="T70"> to you? </text:span><text:span text:style-name="T72">That is, did the people around you lie? Who were these people (parents, </text:span><text:span text:style-name="T82">teachers, friends, </text:span><text:span text:style-name="T72">priests, etc.) and what did they lie about? Do you remember how it made you feel when they lied? </text:span></text:p>
        </text:list-item>
      </text:list>
      <text:p text:style-name="P58"/>
      <text:p text:style-name="P66"><text:span text:style-name="T72">[</text:span><text:span text:style-name="T70">your answer here]</text:span></text:p>
      <text:p text:style-name="P58"/>
      <text:list xml:id="list164729749802394" text:continue-numbering="true" text:style-name="WWNum7">
        <text:list-item>
          <text:p text:style-name="P109"><text:span text:style-name="T72">As a child, adolescence, or adult, w</text:span><text:span text:style-name="T71">ere/</text:span><text:span text:style-name="T72">are </text:span><text:span text:style-name="T71">you </text:span><text:span text:style-name="T72">silenced and </text:span><text:span text:style-name="T71">punished </text:span><text:span text:style-name="T73">(hit, shamed, etc.) </text:span><text:span text:style-name="T71">for telling the truth </text:span><text:span text:style-name="T72">about things</text:span><text:span text:style-name="T71">? <text:s/></text:span><text:span text:style-name="T77">In other words, have you been taught that </text:span><text:span text:style-name="T81">truth hurts and </text:span><text:span text:style-name="T77">lying is safer?</text:span><text:span text:style-name="T71"> </text:span><text:span text:style-name="T72">If so, what were you trying to say, and to whom. Give </text:span><text:span text:style-name="T81">the most </text:span><text:soft-page-break/><text:span text:style-name="T81">important </text:span><text:span text:style-name="T72">examples. Did </text:span><text:span text:style-name="T73">you feel that </text:span><text:span text:style-name="T72">the silencing work</text:span><text:span text:style-name="T82">ed</text:span><text:span text:style-name="T72">? </text:span><text:span text:style-name="T73">That is, do you </text:span><text:span text:style-name="T81">currently </text:span><text:span text:style-name="T73">speak less truth to </text:span><text:span text:style-name="T81">yourself and others to </text:span><text:span text:style-name="T73">avoid punishment and pain. </text:span></text:p>
        </text:list-item>
      </text:list>
      <text:p text:style-name="P60"/>
      <text:p text:style-name="P60">[your answer here]</text:p>
      <text:p text:style-name="P60"/>
      <text:p text:style-name="P59"/>
      <text:list xml:id="list164729503527139" text:continue-numbering="true" text:style-name="WWNum7">
        <text:list-item>
          <text:p text:style-name="P109">Scan your personal life, your work life, and your social life. Is there anybody within these <text:span text:style-name="T127">milieu's</text:span> that might benefit from your ignorance and self deception, <text:span text:style-name="T127">and who thus may encourage you to lie</text:span>. <text:span text:style-name="T127">I</text:span>nclude family members, friends, work mates, and even total strangers, in your analysis. </text:p>
        </text:list-item>
      </text:list>
      <text:p text:style-name="P63"/>
      <text:list xml:id="list164730832974832" text:continue-numbering="true" text:style-name="WWNum7">
        <text:list-header>
          <text:p text:style-name="P128">[your answer here]</text:p>
          <text:p text:style-name="P131"/>
        </text:list-header>
        <text:list-item>
          <text:p text:style-name="P109"><text:span text:style-name="T22">Are there things you </text:span>consciously lie <text:span text:style-name="T22">about </text:span>now? <text:s/><text:span text:style-name="T96">Do you lie about your feelings? Do you remain silent even when you feel an urge to speak out? Do you lie to your parents, your spouse, your family, your children, your friends, etc.? <text:s/></text:span><text:span text:style-name="T74">Do you lie to yourself </text:span><text:span text:style-name="T80">about things.</text:span></text:p>
        </text:list-item>
      </text:list>
      <text:p text:style-name="P61"/>
      <text:p text:style-name="P61">[your answer here]</text:p>
      <text:list xml:id="list164729932614494" text:continue-numbering="true" text:style-name="WWNum7">
        <text:list-header>
          <text:p text:style-name="P129"/>
        </text:list-header>
        <text:list-item>
          <text:p text:style-name="P109">Why do you think you need to lie? <text:span text:style-name="T96">Is it fear? Habit? Confusion? Compassion? Do you lie in </text:span><text:span text:style-name="T74">order to </text:span><text:span text:style-name="T76">avoid facing </text:span><text:span text:style-name="T74">the toxic and misaligned reality of your actions. </text:span><text:span text:style-name="T80">Do you lie to </text:span><text:span text:style-name="T74">avoid feeling guilt and shame? Do you </text:span><text:span text:style-name="T80">lie to </text:span><text:span text:style-name="T78">feel better about yourself</text:span><text:span text:style-name="T74">? </text:span><text:span text:style-name="T80">D</text:span><text:span text:style-name="T74">o you say to yourself, “I’m a nice person,” but are you mean and violent towards others. </text:span><text:span text:style-name="T73"><text:s/></text:span><text:span text:style-name="T75">Do you tell yourself you are a good </text:span><text:span text:style-name="T79">partner, or a good </text:span><text:span text:style-name="T75">parent, but do you neglect </text:span><text:span text:style-name="T82">your loved ones </text:span><text:span text:style-name="T75">and are you violent towards </text:span><text:span text:style-name="T82">your partner and </text:span><text:span text:style-name="T75">child</text:span><text:span text:style-name="T79">ren</text:span><text:span text:style-name="T75">? </text:span></text:p>
        </text:list-item>
      </text:list>
      <text:p text:style-name="P50"/>
      <text:p text:style-name="P64">[your answer here]</text:p>
      <text:p text:style-name="P64"/>
      <text:list xml:id="list164729059664511" text:continue-numbering="true" text:style-name="WWNum7">
        <text:list-item>
          <text:p text:style-name="P110"><text:soft-page-break/>Are you “truth entitled.” Do you feel that it is OK to pick and choose truths? If so, can you think of examples in your life when you have chosen a “truth” not because it <text:span text:style-name="T135">was </text:span>true, but because it <text:span text:style-name="T135">was </text:span>convenient?</text:p>
        </text:list-item>
      </text:list>
      <text:p text:style-name="P62"/>
      <text:list xml:id="list164729665045423" text:continue-numbering="true" text:style-name="WWNum7">
        <text:list-header>
          <text:p text:style-name="P130">[your answer here]</text:p>
          <text:p text:style-name="P126"><text:line-break/></text:p>
        </text:list-header>
      </text:list>
      <text:p text:style-name="P65"/>
      <text:p text:style-name="P47"/>
      <text:h text:style-name="P22" text:outline-level="1">Ideology</text:h>
      <text:p text:style-name="P6"><text:span text:style-name="T40">Our ability to heal requires us all to understand </text:span><text:span text:style-name="T49">our ideas and </text:span><text:span text:style-name="T40">belief systems, </text:span><text:span text:style-name="T53">because sometimes our </text:span><text:span text:style-name="T49">ideas and belief</text:span><text:span text:style-name="T50">s</text:span><text:span text:style-name="T49"> interfere with and block the healing </text:span><text:span text:style-name="T53">and connection </text:span><text:span text:style-name="T49">process. Our ideology and ideas are complicated and impact us in many ways. Sorting them out can be a challenge. </text:span><text:span text:style-name="T58">The question</text:span><text:span text:style-name="T64">s</text:span><text:span text:style-name="T58"> below get you started on identifying ideology and sorting it out so you can begin to change your thinking. </text:span></text:p>
      <text:p text:style-name="P6"><text:span text:style-name="T59">Note, t</text:span><text:span text:style-name="T49">he questions below are </text:span><text:span text:style-name="T58">not intended as an exhaustive examination of the ideology that penetrates your life. </text:span><text:span text:style-name="T59">They are </text:span><text:span text:style-name="T58">designed only to get you thinking about your ideology, and to expose it to a point where it can be openly discussed with your LP Connection Coach or therapist. </text:span></text:p>
      <text:list xml:id="list1301058684" text:style-name="WWNum5">
        <text:list-item>
          <text:p text:style-name="P111">What spiritual <text:span text:style-name="T129">or cultural </text:span>traditions <text:span text:style-name="T128">were you exposed to as a child and adolescent? Where you exposed to Christianity, Muslim, Indigenous, New Age spirituality, scientific perspectives, or some combination of these, or other, traditions. Write the traditions you were exposed to down below. If you can, also write three or four of the key ideas or “teachings” that you remember learning.</text:span><text:span text:style-name="T128"><office:annotation><dc:creator>Unknown Author</dc:creator><dc:date>2020-12-31T14:56:49.177453410</dc:date><text:p text:style-name="P133"><text:span text:style-name="T167">For LP trainees we should remember to emphasize that they need to explore this question with their clients – this is key to understanding the client’s worldview and it also forces the clinician to reflect on their own worldview and whether there could be issues, or whether clinician needs to gain more knowledge and support in order to understand and assist client</text:span></text:p></office:annotation></text:span></text:p>
        </text:list-item>
      </text:list>
      <text:p text:style-name="P30"><text:tab/></text:p>
      <text:p text:style-name="P30"><text:tab/>[your answer here]</text:p>
      <text:p text:style-name="P30"/>
      <text:list xml:id="list164730880251032" text:continue-numbering="true" text:style-name="WWNum5">
        <text:list-item>
          <text:p text:style-name="P112">What “rituals” and ceremonies did you participate in as a child or adolescent. What rituals or ceremonies do you participate in now? For most people, these will be church services, morning prayer recitations or pledges of allegiance, <text:span text:style-name="T130">mantra chanting, and so on</text:span>. Other<text:span text:style-name="T154">s</text:span> may be involved in esoteric (i.e. secret) traditions <text:span text:style-name="T154">e.g. exclusive clubs such </text:span><text:soft-page-break/><text:span text:style-name="T154">as Rotary or Shriners etc</text:span>. <text:span text:style-name="T163">Also, consider groups such as sporting groups, art groups, work out groups, any group that engages in tradition, ritual, and ceremonial passages. </text:span>Write the ceremonies down. What ideas do you think were being conveyed by these rituals? <text:span text:style-name="T130">For clues, look to the words and the actions used.</text:span></text:p>
        </text:list-item>
      </text:list>
      <text:p text:style-name="P37"/>
      <text:p text:style-name="P31"><text:tab/>[your answer here]</text:p>
      <text:list xml:id="list164731015528243" text:continue-numbering="true" text:style-name="WWNum5">
        <text:list-header>
          <text:p text:style-name="P113"/>
        </text:list-header>
        <text:list-item>
          <text:p text:style-name="P114"><text:span text:style-name="T131">The answers that we have to our </text:span><text:span text:style-name="T35">big questions</text:span><text:span text:style-name="T131"> are often ideological; therefore, it is important to expose these ideas so you can think about and evaluate them. </text:span>Think carefully about, and provide your answers, to the following big questions. <text:s/><text:span text:style-name="T131">As you write them down, identify the spiritual or cultural tradition that is the source of these ideas. </text:span>Digging out the answers can take careful effort so take your time. <text:s/></text:p>
        </text:list-item>
      </text:list>
      <text:p text:style-name="P90"><text:tab/></text:p>
      <text:p text:style-name="P90"><text:tab/>Who am I? </text:p>
      <text:p text:style-name="P91"/>
      <text:p text:style-name="P91"><text:tab/>Where did I come from?</text:p>
      <text:p text:style-name="P91"/>
      <text:p text:style-name="P89"><text:span text:style-name="T91"><text:tab/></text:span><text:span text:style-name="T92">What is my purpose? </text:span></text:p>
      <text:p text:style-name="P92"/>
      <text:p text:style-name="P92"><text:tab/>Why am I here?</text:p>
      <text:p text:style-name="P92"/>
      <text:list xml:id="list164731151915227" text:continue-numbering="true" text:style-name="WWNum5">
        <text:list-item>
          <text:p text:style-name="P116"><text:soft-page-break/><text:span text:style-name="T131">All families have traditions. All cultures have traditions. Think about your family traditions. How does your family understand childhood? Did your family value what it takes to raise a healthy, confident, emotionally grounded human being? If yes, how was that demonstrated? If no, explain what you know what they could have done to make you feel emotionally safe and confident. </text:span></text:p>
          <text:p text:style-name="P116"/>
          <text:p text:style-name="P116"/>
        </text:list-item>
        <text:list-item>
          <text:p text:style-name="P116"><text:span text:style-name="T131">H</text:span>ave you experienced external or internal resistance <text:span text:style-name="T163">in your family</text:span>. External resistance <text:span text:style-name="T147">can be people outside of <text:s/>who you are and they can expect or push you to do or think of things that align with their own needs at the expense of your own needs. </text:span>Internal resistance <text:span text:style-name="T147">is what you avoid or are afraid to do because you feel alone, unsupported, scared etc. W</text:span>rite the types of resistance you’ve experienced below. </text:p>
        </text:list-item>
      </text:list>
      <text:p text:style-name="P39"/>
      <text:p text:style-name="P39"><text:tab/>External Resistance</text:p>
      <text:p text:style-name="P39"/>
      <text:p text:style-name="P39"><text:tab/>Internal Resistance</text:p>
      <text:p text:style-name="P39"/>
      <text:list xml:id="list164729143658854" text:continue-numbering="true" text:style-name="WWNum5">
        <text:list-header>
          <text:p text:style-name="P117"/>
        </text:list-header>
      </text:list>
      <text:h text:style-name="P22" text:outline-level="1">Needs</text:h>
      <text:p text:style-name="P7"><text:span text:style-name="T132">On the LP we </text:span>know that in order to heal <text:span text:style-name="T94">and grow</text:span>, we need to <text:span text:style-name="T94">have </text:span>our needs <text:span text:style-name="T94">met</text:span>. <text:span text:style-name="T132">Humans have </text:span><text:span text:style-name="T31">Seven Essential Needs</text:span><text:span text:style-name="T94">. </text:span><text:s/><text:span text:style-name="T94">These needs include our </text:span><text:span text:style-name="T12">Physiological needs</text:span><text:span text:style-name="T31"> </text:span><text:span text:style-name="T94">for food, water, clothing, exercise, sex, and our </text:span><text:span text:style-name="T12">Environmental needs</text:span><text:span text:style-name="T94"> that provides our </text:span><text:span text:style-name="T50">safety and security</text:span><text:span text:style-name="T31"> </text:span><text:span text:style-name="T94">needs for a safe home, safe spaces, secure finances; our </text:span><text:span text:style-name="T12">Emotional needs</text:span><text:span text:style-name="T94"> which includes our </text:span><text:span text:style-name="T50">love needs</text:span><text:span text:style-name="T31"> </text:span><text:span text:style-name="T94">for unconditional love and support, acceptance and inclusion; our </text:span><text:span text:style-name="T12">Cognitive Need</text:span><text:span text:style-name="T94"> for t</text:span><text:span text:style-name="T50">ruth</text:span><text:span text:style-name="T31"> </text:span><text:span text:style-name="T94">and understanding so we can live confidently and in balance; our </text:span><text:span text:style-name="T12">Psychological needs</text:span><text:span text:style-name="T94"> are our </text:span><text:span text:style-name="T50">esteem/power/freedom</text:span><text:span text:style-name="T31"> </text:span><text:span text:style-name="T94">needs to feel good about ourselves and to be empowered to act in the world; <text:s/>our </text:span><text:span text:style-name="T12">Alignment needs</text:span><text:span text:style-name="T31"> </text:span><text:span text:style-name="T50">to be aligned, Self-actualized; and our </text:span><text:span text:style-name="T13">C</text:span><text:span text:style-name="T12">onnection </text:span><text:span text:style-name="T13">needs</text:span><text:span text:style-name="T31"> </text:span><text:span text:style-name="T50">to higher </text:span><text:span text:style-name="T69">c</text:span><text:span text:style-name="T50">onsciousness</text:span><text:span text:style-name="T31">/</text:span><text:span text:style-name="T69">transcendence</text:span><text:span text:style-name="T38"> </text:span><text:span text:style-name="T94">needs. <text:s/>In order to heal and grow, we must ensure all our needs are being met. </text:span></text:p>
      <text:p text:style-name="P13"><text:span text:style-name="T94">Below you are asked to consider your seven essential needs and the extent to which they were met when you were a child, and whether or not they are being met now, as an adult. </text:span><text:s/><text:span text:style-name="T155">You will need to complete the assessments below. For <text:s/>more information on Needs, be sure to read the chapter “‘N’” is for Needs” in LP Workbook Two if you need more clarity of what are needs before answering these questions. And remember when answering, to be as honest as you can be. </text:span></text:p>
      <text:list xml:id="list153868728" text:style-name="L1">
        <text:list-item>
          <text:p text:style-name="P118"><text:span text:style-name="T97">Complete </text:span><text:span text:style-name="T104">two LP </text:span><text:span text:style-name="T97">NEEDS ASSESSMENT </text:span><text:span text:style-name="T104">surveys, one for childhood and adulthood</text:span></text:p>
        </text:list-item>
      </text:list>
      <text:list xml:id="list2513739598" text:style-name="WWNum6">
        <text:list-header>
          <text:p text:style-name="P120"><text:a xlink:type="simple" xlink:href="https://www.lightningpath.org/self-assessments/needs-assessment/" text:style-name="Internet_20_link" text:visited-style-name="Visited_20_Internet_20_Link"><text:span text:style-name="T97">https://www.lightningpath.org/self-assessments/needs-assessment/</text:span></text:a><text:span text:style-name="T97">. </text:span><text:span text:style-name="T107">E</text:span><text:span text:style-name="T108">nter the number</text:span><text:span text:style-name="T109">s</text:span><text:span text:style-name="T108"> below</text:span><text:span text:style-name="T102">. </text:span><text:span text:style-name="T104">The lower the score, the more neglected are your needs. Maximum score 1</text:span><text:span text:style-name="T105">6 </text:span><text:span text:style-name="T116">which means that your needs are all being met and you are therefore considered a high functioning, complete, happy human being and you are doing well in all aspects of your </text:span><text:soft-page-break/><text:span text:style-name="T116">life</text:span><text:span text:style-name="T104">. <text:s/>If you are a registered </text:span><text:span text:style-name="T105">LP member, you can save </text:span><text:span text:style-name="T106">your</text:span><text:span text:style-name="T105"> responses to each. Find them by logging into your account, and visiting the “assessments archive” page. <text:s/>https://www.lightningpath.org/assessment-archive/ .</text:span></text:p>
        </text:list-header>
      </text:list>
      <text:p text:style-name="P33"/>
      <text:p text:style-name="P34"><text:span text:style-name="T94">Childhood Needs Assessment: </text:span>__________ <text:span text:style-name="T136">( <text:s text:c="4"/>)</text:span></text:p>
      <text:p text:style-name="P35"><text:span text:style-name="T94">Adulthood Needs Assessment: </text:span>__________<text:span text:style-name="T136">( <text:s text:c="4"/>)</text:span></text:p>
      <text:p text:style-name="P35"/>
      <text:p text:style-name="Standard">After completing the LP NEEDS ASSESSMENT survey, use your response<text:span text:style-name="T156">s</text:span> to think more deeply about how your needs were met, or not <text:span text:style-name="T156">met</text:span>, as a child/adolescent, and <text:span text:style-name="T142">also </text:span>now, <text:span text:style-name="T142">as an adult</text:span>. Answer the questions below</text:p>
      <text:list xml:id="list164729052171617" text:continue-numbering="true" text:style-name="WWNum6">
        <text:list-item>
          <text:p text:style-name="P119"><text:span text:style-name="T138">Consider your childhood and adulthood. On a scale of 1 to 4 where one means not satisfied at all and 4 means fully satisfied, indicate the degree to which your essential needs were satisfied as a child, and as an adult. </text:span>?</text:p>
        </text:list-item>
      </text:list>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87">Need<text:span text:style-name="T143">s</text:span></text:p>
          </table:table-cell>
          <table:table-cell table:style-name="Table3.A1" office:value-type="string">
            <text:p text:style-name="P87">Childhood Satisfaction</text:p>
          </table:table-cell>
          <table:table-cell table:style-name="Table3.C1" office:value-type="string">
            <text:p text:style-name="P87">Adult Satisfaction</text:p>
          </table:table-cell>
        </table:table-row>
        <table:table-row table:style-name="Table3.1">
          <table:table-cell table:style-name="Table3.A2" office:value-type="string">
            <text:p text:style-name="P86"/>
          </table:table-cell>
          <table:table-cell table:style-name="Table3.B2" table:number-columns-spanned="2" office:value-type="string">
            <text:p text:style-name="P88"><text:span text:style-name="T143">In each box below e</text:span>nter a number between 1 and 4, <text:line-break/>where <text:span text:style-name="T156">1</text:span> means <text:span text:style-name="T143">your needs were </text:span>not satisfied at all <text:line-break/>and 4 means <text:span text:style-name="T143">your needs were </text:span>totally satisfied. </text:p>
          </table:table-cell>
          <table:covered-table-cell/>
        </table:table-row>
        <table:table-row table:style-name="Table3.1">
          <table:table-cell table:style-name="Table3.A2" office:value-type="string">
            <text:p text:style-name="P93"><text:span text:style-name="T28">Physiological</text:span>, food, water, air, clothing, exercise, sex</text:p>
          </table:table-cell>
          <table:table-cell table:style-name="Table3.A2" office:value-type="string">
            <text:p text:style-name="P95"/>
          </table:table-cell>
          <table:table-cell table:style-name="Table3.B2" office:value-type="string">
            <text:p text:style-name="P96"/>
          </table:table-cell>
        </table:table-row>
        <table:table-row table:style-name="Table3.1">
          <table:table-cell table:style-name="Table3.A2" office:value-type="string">
            <text:p text:style-name="P93"><text:span text:style-name="T38">Environment</text:span><text:span text:style-name="T164">,s</text:span>afety and <text:span text:style-name="T164">s</text:span>tability, safe home, safe spaces, secure finances, </text:p>
          </table:table-cell>
          <table:table-cell table:style-name="Table3.A2" office:value-type="string">
            <text:p text:style-name="P96"/>
          </table:table-cell>
          <table:table-cell table:style-name="Table3.B2" office:value-type="string">
            <text:p text:style-name="P96"/>
          </table:table-cell>
        </table:table-row>
        <table:table-row table:style-name="Table3.1">
          <table:table-cell table:style-name="Table3.A2" office:value-type="string">
            <text:p text:style-name="P93"><text:span text:style-name="T38">Cognitive</text:span><text:span text:style-name="T164">, t</text:span>ruth/<text:span text:style-name="T165">u</text:span>nderstanding, need to know and understand things, free of ideology and self interest. </text:p>
          </table:table-cell>
          <table:table-cell table:style-name="Table3.A2" office:value-type="string">
            <text:p text:style-name="P96"/>
          </table:table-cell>
          <table:table-cell table:style-name="Table3.B2" office:value-type="string">
            <text:p text:style-name="P96"/>
          </table:table-cell>
        </table:table-row>
        <text:soft-page-break/>
        <table:table-row table:style-name="Table3.1">
          <table:table-cell table:style-name="Table3.A2" office:value-type="string">
            <text:p text:style-name="P93"><text:span text:style-name="T39">Psychological</text:span><text:span text:style-name="T165">, e</text:span>steem/<text:span text:style-name="T165">p</text:span>ower, need to feel good about ourselves, to feel powerful and like we are in control</text:p>
          </table:table-cell>
          <table:table-cell table:style-name="Table3.A2" office:value-type="string">
            <text:p text:style-name="P96"/>
          </table:table-cell>
          <table:table-cell table:style-name="Table3.B2" office:value-type="string">
            <text:p text:style-name="P96"/>
          </table:table-cell>
        </table:table-row>
        <table:table-row table:style-name="Table3.1">
          <table:table-cell table:style-name="Table3.A2" office:value-type="string">
            <text:p text:style-name="P93"><text:span text:style-name="T28">Alignment</text:span>, need to align the bodily ego with the spiritual ego, to “be who we truly are,”</text:p>
          </table:table-cell>
          <table:table-cell table:style-name="Table3.A2" office:value-type="string">
            <text:p text:style-name="P96"/>
          </table:table-cell>
          <table:table-cell table:style-name="Table3.B2" office:value-type="string">
            <text:p text:style-name="P96"/>
          </table:table-cell>
        </table:table-row>
        <table:table-row>
          <table:table-cell table:style-name="Table3.A2" office:value-type="string">
            <text:p text:style-name="P94"><text:span text:style-name="T28">Connection</text:span>, need to actualize and develop a strong and consistent connect<text:span text:style-name="T156">ion</text:span> with <text:span text:style-name="T156">y</text:span>our spiritual ego/higher self.<office:annotation><dc:creator>Unknown Author</dc:creator><dc:date>2020-12-21T13:09:02.357623380</dc:date><text:p text:style-name="P132"><text:span text:style-name="T166">See above what I jotted down for the full score of 16 – we need to word connection in a way where those with less education/healing experiences can understand what we mean by connection</text:span></text:p></office:annotation></text:p>
          </table:table-cell>
          <table:table-cell table:style-name="Table3.A2" office:value-type="string">
            <text:p text:style-name="P96"/>
          </table:table-cell>
          <table:table-cell table:style-name="Table3.B2" office:value-type="string">
            <text:p text:style-name="P96"/>
          </table:table-cell>
        </table:table-row>
      </table:table>
      <text:p text:style-name="P38"/>
      <text:p text:style-name="P38"><text:tab/></text:p>
      <text:list xml:id="list164729788459218" text:continue-numbering="true" text:style-name="WWNum6">
        <text:list-item>
          <text:p text:style-name="P119">Consider the unmet needs <text:span text:style-name="T143">of your adult life as </text:span>listed above and write them down again below. <text:span text:style-name="T139">Think about your life and your situation. </text:span>What little things <text:span text:style-name="T142">(or big things) </text:span>can you do to make changes that can help you meet your own needs? For example, if your friends are all “takers,” can you learn to avoid contact with them and start to find new friends <text:span text:style-name="T138">who are more reciprocal</text:span>? <text:span text:style-name="T142">If you are in an unsatisfactory relationship, can you take steps to begin improving that relationship? What are some of the challenges you need to be realistic about as you start to make the necessary changes?</text:span></text:p>
          <text:p text:style-name="P119"/>
        </text:list-item>
      </text:list>
      <text:p text:style-name="P32"><text:tab/>[your answer here]</text:p>
      <text:h text:style-name="P22" text:outline-level="1">Growth</text:h>
      <text:p text:style-name="P2">You are here, investing your time, energy, and money because you are making a conscious choice to grow. LP believes that our quest to grow in whatever capacity, is necessary in order for us to heal and connect. Growth is dynamic, iterative, and cyclical. The more you grow, the more you learn, and the more you <text:span text:style-name="T165">learn will force you </text:span>to push through those resistances that cause you psycho-social-spiritual stress. Try not to feel overwhelmed, but rather take comfort in your higher self who is pushing you to grow. <text:span text:style-name="T165">Engaging in this work is your proof that you are working towards becoming your best you. </text:span></text:p>
      <text:p text:style-name="P101">Growth Experiences</text:p>
      <text:list xml:id="list164730553092110" text:continue-list="list164729665045423" text:style-name="WWNum7">
        <text:list-item text:start-value="1">
          <text:p text:style-name="P115">What are the things you have engaged in order to achieve growth and awareness? For example, education, self-help, imposing limitations and/or boundaries etc. </text:p>
        </text:list-item>
      </text:list>
      <text:p text:style-name="P36"><text:tab/></text:p>
      <text:p text:style-name="P30"><text:tab/>[your answer here]</text:p>
      <text:p text:style-name="P29"/>
      <text:list xml:id="list164729318564556" text:continue-numbering="true" text:style-name="WWNum7">
        <text:list-item>
          <text:p text:style-name="P115">What or who has helped you the most in your personal growth?</text:p>
        </text:list-item>
      </text:list>
      <text:p text:style-name="P29"/>
      <text:p text:style-name="P29"><text:tab/><text:span text:style-name="T27">[your answer here]</text:span></text:p>
      <text:p text:style-name="P29"/>
      <text:list xml:id="list164730841102880" text:continue-numbering="true" text:style-name="WWNum7">
        <text:list-item>
          <text:p text:style-name="P115">What areas of growth are you needing help in?</text:p>
        </text:list-item>
      </text:list>
      <text:p text:style-name="P29"/>
      <text:p text:style-name="P29"><text:tab/><text:span text:style-name="T27">[your answer here]</text:span></text:p>
      <text:p text:style-name="P29"/>
      <text:list xml:id="list164730552001582" text:continue-numbering="true" text:style-name="WWNum7">
        <text:list-item>
          <text:p text:style-name="P115"><text:soft-page-break/>What do you think will prevent you from being able to achieve the personal growth that you are seeking to achieve? </text:p>
        </text:list-item>
      </text:list>
      <text:p text:style-name="P29"/>
      <text:p text:style-name="P29"><text:tab/><text:span text:style-name="T27">[your answer here]</text:span></text:p>
      <text:p text:style-name="P29"/>
      <text:list xml:id="list164731128137883" text:continue-numbering="true" text:style-name="WWNum7">
        <text:list-item>
          <text:p text:style-name="P115">What do you want your self and life to be like in 12 months from now? </text:p>
        </text:list-item>
      </text:list>
      <text:p text:style-name="P29"/>
      <text:p text:style-name="P29"><text:tab/><text:span text:style-name="T27">[your answer here]</text:span></text:p>
      <text:p text:style-name="P29"/>
      <text:list xml:id="list164729540759843" text:continue-numbering="true" text:style-name="WWNum7">
        <text:list-item>
          <text:p text:style-name="P115">What do you know about your situation now that will help you to grow and move forward?</text:p>
        </text:list-item>
      </text:list>
      <text:p text:style-name="P29"/>
      <text:p text:style-name="P29"><text:tab/><text:span text:style-name="T27">[your answer here]</text:span></text:p>
      <text:p text:style-name="P21"/>
      <text:p text:style-name="P2">LP would like to thank you for taking the time to answer our questionnaire. Again, if you find yourself feeling overwhelmed or anxious, please seek out help. Do not allow yourself to be negatively impacted if any issues surfaced as you completed the questions abov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FreightText Pro2" svg:font-family="'FreightText Pro'" style:font-pitch="variable"/>
    <style:font-face style:name="FreightText Pro1" svg:font-family="'FreightText Pro'" style:font-adornments="Bold" style:font-pitch="variable"/>
    <style:font-face style:name="FreightText Pro" svg:font-family="'FreightText Pro'" style:font-adornments="Book" style:font-pitch="variable"/>
    <style:font-face style:name="Myriad Pro1" svg:font-family="'Myriad Pro'" style:font-pitch="variable"/>
    <style:font-face style:name="Myriad Pro" svg:font-family="'Myriad Pro'" style:font-adornments="Regular" style:font-pitch="variable"/>
    <style:font-face style:name="Baskerville Old Face" svg:font-family="'Baskerville Old Face'"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CA"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CA"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50%" fo:text-align="justify" style:justify-single-word="false" fo:orphans="2" fo:widows="2" style:writing-mode="lr-tb"/>
      <style:text-properties style:font-name="FreightText Pro" fo:font-family="'FreightText Pro'" style:font-style-name="Book" style:font-pitch="variable"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master-page-name="">
      <style:paragraph-properties fo:margin-top="0.432cm" fo:margin-bottom="0.66cm" loext:contextual-spacing="false" fo:text-align="center" style:justify-single-word="false" fo:keep-together="always" style:page-number="auto" fo:break-before="page" fo:keep-with-next="always"/>
      <style:text-properties fo:color="#000000" style:font-name="Myriad Pro" fo:font-family="'Myriad Pro'" style:font-style-name="Regular" style:font-pitch="variable" fo:font-size="22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Text_20_body" style:auto-update="true" style:default-outline-level="2" style:list-style-name="" style:class="text" style:master-page-name="">
      <loext:graphic-properties draw:fill="none" draw:fill-color="#729fcf"/>
      <style:paragraph-properties fo:margin-left="0cm" fo:margin-right="0cm" fo:margin-top="0.711cm" fo:margin-bottom="0.254cm" loext:contextual-spacing="false" fo:line-height="130%" fo:text-align="start" style:justify-single-word="false" fo:orphans="0" fo:widows="0" fo:hyphenation-ladder-count="no-limit" fo:text-indent="0cm" style:auto-text-indent="false" style:page-number="auto" fo:background-color="transparent" fo:keep-with-next="always" style:vertical-align="baseline">
        <style:tab-stops>
          <style:tab-stop style:position="0cm"/>
        </style:tab-stops>
      </style:paragraph-properties>
      <style:text-properties style:font-name="FreightText Pro1" fo:font-family="'FreightText Pro'" style:font-style-name="Bold" style:font-pitch="variable" fo:font-size="14pt" fo:font-weight="bold" style:letter-kerning="true" style:font-name-asian="SimSun" style:font-family-asian="SimSun" style:font-family-generic-asian="system" style:font-pitch-asian="variable" style:font-size-asian="14pt" style:language-asian="hi" style:country-asian="IN" style:font-weight-asian="normal" style:font-name-complex="Mangal" style:font-family-complex="Mangal" style:font-family-generic-complex="system" style:font-pitch-complex="variable" style:font-size-complex="14pt" style:language-complex="hi" style:country-complex="IN" style:font-weight-complex="normal" fo:hyphenate="false" fo:hyphenation-remain-char-count="2" fo:hyphenation-push-char-count="2"/>
    </style:style>
    <style:style style:name="List_20_Paragraph" style:display-name="List Paragraph" style:family="paragraph" style:parent-style-name="Standard" style:default-outline-level="">
      <style:paragraph-properties fo:margin-left="0cm" fo:margin-right="0cm" fo:margin-top="0cm" fo:margin-bottom="0.282cm" loext:contextual-spacing="true" fo:text-indent="0cm" style:auto-text-indent="false"/>
    </style:style>
    <style:style style:name="Untitled1" style:family="paragraph" style:parent-style-name="Standard">
      <style:text-properties style:font-name="FreightText Pro" fo:font-family="'FreightText Pro'" style:font-style-name="Book" style:font-pitch="variable"/>
    </style:style>
    <style:style style:name="HEADING_20_2_20_Page_20_Break" style:display-name="HEADING 2 Page Break" style:family="paragraph" style:parent-style-name="Heading_20_2" style:master-page-name="">
      <style:paragraph-properties fo:margin-top="0cm" fo:margin-bottom="0.254cm" loext:contextual-spacing="false" style:page-number="auto" fo:break-before="page"/>
    </style:style>
    <style:style style:name="Footnote" style:family="paragraph" style:parent-style-name="Standard" style:class="extra">
      <style:paragraph-properties fo:margin-left="0.598cm" fo:margin-right="0cm" fo:line-height="115%"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fo:margin-top="0cm" fo:margin-bottom="0.254cm" loext:contextual-spacing="false" fo:text-align="end" style:justify-single-word="false" text:number-lines="false" text:line-number="0">
        <style:tab-stops>
          <style:tab-stop style:position="8.255cm" style:type="center"/>
          <style:tab-stop style:position="16.51cm" style:type="right"/>
        </style:tab-stops>
      </style:paragraph-properties>
      <style:text-properties fo:font-size="12pt"/>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Baskerville Old Face" fo:font-family="'Baskerville Old Face'" style:font-family-generic="roman" style:font-pitch="variable" fo:font-size="14pt" fo:font-weight="bold" style:letter-kerning="true" style:font-name-asian="SimSun" style:font-family-asian="SimSun" style:font-family-generic-asian="system" style:font-pitch-asian="variable" style:font-size-asian="14pt" style:language-asian="hi" style:country-asian="IN" style:font-weight-asian="bold" style:font-name-complex="Mangal" style:font-family-complex="Mangal" style:font-family-generic-complex="system" style:font-pitch-complex="variable" style:font-size-complex="14pt" style:language-complex="hi" style:country-complex="IN" style:font-weight-complex="bold"/>
    </style:style>
    <style:style style:name="Body_20_Text_20_Char" style:display-name="Body Text Char" style:family="text" style:parent-style-name="Default_20_Paragraph_20_Fon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096021f"/>
    </style:style>
    <style:style style:name="MT1" style:family="text">
      <style:text-properties fo:font-size="7pt" officeooo:rsid="0096021f" style:font-size-asian="7pt" style:font-size-complex="7pt"/>
    </style:style>
    <style:style style:name="MT2" style:family="text">
      <style:text-properties fo:font-size="7pt" style:font-size-asian="7pt" style:font-size-complex="7pt"/>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_20_right"><text:page-number text:select-page="current">24</text:page-number></text:p>
      </style:header>
      <style:footer>
        <text:p text:style-name="MP1"><text:span text:style-name="MT1">Co</text:span><text:span text:style-name="MT2">pyright the Lightning Path<text:line-break/>You may use and distribute, but please keep this copyright notice in plac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6</meta:editing-cycles>
    <meta:creation-date>2019-07-24T14:28:04.546842179</meta:creation-date>
    <meta:editing-duration>P1DT1H27M8S</meta:editing-duration>
    <meta:generator>LibreOffice/6.0.7.3$Linux_X86_64 LibreOffice_project/00m0$Build-3</meta:generator>
    <dc:date>2020-12-31T16:47:28.859371149</dc:date>
    <meta:document-statistic meta:table-count="3" meta:image-count="0" meta:object-count="0" meta:page-count="24" meta:paragraph-count="168" meta:word-count="4338" meta:character-count="25840" meta:non-whitespace-character-count="215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4"&gt;&lt;session id="oRDOi2z7"/&gt;&lt;style id="http://www.zotero.org/styles/chicago-fullnote-bibliography-16th-edition" locale="en-US" hasBibliography="1" bibliographyStyleHasBeenSet="0"/&gt;&lt;prefs&gt;&lt;pref name="fieldType" va</meta:user-defined>
    <meta:user-defined meta:name="ZOTERO_PREF_2" meta:value-type="string">lue="ReferenceMark"/&gt;&lt;pref name="noteType" value="1"/&gt;&lt;/prefs&gt;&lt;/data&gt;</meta:user-defined>
  </office:meta>
</office:document-meta>
</file>